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53D55B2E6FED4B32.jpg" manifest:media-type="image/jpeg"/>
  <manifest:file-entry manifest:full-path="Pictures/100000000000012C0000012C40885A9882E34924.jpg" manifest:media-type="image/jpeg"/>
  <manifest:file-entry manifest:full-path="Pictures/100000000000012C0000012C52103FD8DBA4E05E.jpg" manifest:media-type="image/jpeg"/>
  <manifest:file-entry manifest:full-path="Pictures/100000000000012C0000012C921DA27805E32730.jpg" manifest:media-type="image/jpeg"/>
  <manifest:file-entry manifest:full-path="Pictures/100000000000012C0000012C52112D7739B507B6.jpg" manifest:media-type="image/jpeg"/>
  <manifest:file-entry manifest:full-path="Pictures/100000000000012C0000012C05888055CE8602F7.jpg" manifest:media-type="image/jpeg"/>
  <manifest:file-entry manifest:full-path="Pictures/100000000000012C0000012CD89D50CC2401A994.jpg" manifest:media-type="image/jpeg"/>
  <manifest:file-entry manifest:full-path="Pictures/100000000000012C0000012C684C5515EBEFA5CF.jpg" manifest:media-type="image/jpeg"/>
  <manifest:file-entry manifest:full-path="Pictures/100000000000012C0000012C0005CE4F3851F63B.jpg" manifest:media-type="image/jpeg"/>
  <manifest:file-entry manifest:full-path="Pictures/100000000000012C0000012CE642B5826EFEC54F.jpg" manifest:media-type="image/jpeg"/>
  <manifest:file-entry manifest:full-path="Pictures/100000000000012C0000012C530E3DF7C914146E.jpg" manifest:media-type="image/jpeg"/>
  <manifest:file-entry manifest:full-path="Pictures/100000000000012C0000012CE47BCA5AC46DAD91.jpg" manifest:media-type="image/jpeg"/>
  <manifest:file-entry manifest:full-path="Pictures/100000000000012C0000012CDF5E8DD8888C1FC4.jpg" manifest:media-type="image/jpeg"/>
  <manifest:file-entry manifest:full-path="Pictures/100000000000012C0000012C94ADF9D2904B15C1.jpg" manifest:media-type="image/jpeg"/>
  <manifest:file-entry manifest:full-path="Pictures/100000000000012C0000012CD546FCDBBB1F0A20.jpg" manifest:media-type="image/jpeg"/>
  <manifest:file-entry manifest:full-path="Pictures/100000000000012C0000012C65DC389FF31C2CD6.jpg" manifest:media-type="image/jpeg"/>
  <manifest:file-entry manifest:full-path="Pictures/100000000000012C0000012C8A53EDA61458D529.jpg" manifest:media-type="image/jpeg"/>
  <manifest:file-entry manifest:full-path="Pictures/100000000000012C0000012CC40A02B4DB7D8EDE.jpg" manifest:media-type="image/jpeg"/>
  <manifest:file-entry manifest:full-path="Pictures/100000000000012C0000012CF46D4A95765C5BBE.jpg" manifest:media-type="image/jpeg"/>
  <manifest:file-entry manifest:full-path="Pictures/100000000000012C0000012C9805441B7082CE82.jpg" manifest:media-type="image/jpeg"/>
  <manifest:file-entry manifest:full-path="Pictures/100000000000012C0000012CBB15ACD6348478AE.jpg" manifest:media-type="image/jpeg"/>
  <manifest:file-entry manifest:full-path="Pictures/100000000000012C0000012CCB2B94C009EB2974.jpg" manifest:media-type="image/jpeg"/>
  <manifest:file-entry manifest:full-path="Pictures/100000000000012C0000012CE468B30F6BBDD133.jpg" manifest:media-type="image/jpeg"/>
  <manifest:file-entry manifest:full-path="Pictures/100000000000012C0000012CBB78D26AEE62B891.jpg" manifest:media-type="image/jpeg"/>
  <manifest:file-entry manifest:full-path="Pictures/100000000000012C0000012C0FE118A6CFF709AB.jpg" manifest:media-type="image/jpeg"/>
  <manifest:file-entry manifest:full-path="Pictures/100000000000012C0000012CFD222B11574EAC1C.jpg" manifest:media-type="image/jpeg"/>
  <manifest:file-entry manifest:full-path="Pictures/100000000000012C0000012C73BA970A0304EE34.jpg" manifest:media-type="image/jpeg"/>
  <manifest:file-entry manifest:full-path="Pictures/100000000000012C0000012C55233219601C26D2.jpg" manifest:media-type="image/jpeg"/>
  <manifest:file-entry manifest:full-path="Pictures/100000000000012C0000012C6138E60AF2ABF4BF.jpg" manifest:media-type="image/jpeg"/>
  <manifest:file-entry manifest:full-path="Pictures/100000000000012C0000012C19E04D4664893F5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1 </text:p>
      <text:p text:style-name="Standard">2:33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Облетаю</text:a> </text:p>
      <text:p text:style-name="Standard">2:14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 </text:p>
      <text:p text:style-name="Standard"><text:a xlink:type="simple" xlink:href="https://vk.com/audios354307058" text:style-name="Internet_20_link" text:visited-style-name="Visited_20_Internet_20_Link">Une demoiselle sur une balançoire</text:a> </text:p>
      <text:p text:style-name="Standard">3:20</text:p>
      <text:p text:style-name="Standard"><text:a xlink:type="simple" xlink:href="https://vk.com/audio?performer=1&amp;q=Yves%20Montand" text:style-name="Internet_20_link" text:visited-style-name="Visited_20_Internet_20_Link">Yves Montand</text:a></text:p>
      <text:p text:style-name="Standard"><text:a xlink:type="simple" xlink:href="https://vk.com/audios354307058" text:style-name="Internet_20_link" text:visited-style-name="Visited_20_Internet_20_Link">Saint Paul de Vence </text:a></text:p>
      <text:p text:style-name="Standard">2:42</text:p>
      <text:p text:style-name="Standard"><draw:frame draw:style-name="fr2" draw:name="Image48" text:anchor-type="as-char" svg:width="0.847cm" svg:height="0.847cm" draw:z-index="47"><draw:image xlink:href="Pictures/100000000000012C0000012CF46D4A95765C5BBE.jpg" xlink:type="simple" xlink:show="embed" xlink:actuate="onLoad" draw:mime-type="image/jpeg"/><svg:title>My Funny Valentine</svg:title></draw:frame><text:s/></text:p>
      <text:p text:style-name="Standard"><text:a xlink:type="simple" xlink:href="https://vk.com/audio?performer=1&amp;q=Joe%20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My Funny Valentine</text:a> </text:p>
      <text:p text:style-name="Standard">4:19</text:p>
      <text:p text:style-name="Standard"><text:a xlink:type="simple" xlink:href="https://vk.com/audio?performer=1&amp;q=Idea%20Ficus" text:style-name="Internet_20_link" text:visited-style-name="Visited_20_Internet_20_Link">Idea Ficus</text:a></text:p>
      <text:p text:style-name="Standard"><text:a xlink:type="simple" xlink:href="https://vk.com/audios354307058" text:style-name="Internet_20_link" text:visited-style-name="Visited_20_Internet_20_Link">One of your own mix1</text:a> </text:p>
      <text:p text:style-name="Standard">7:53</text:p>
      <text:p text:style-name="Standard"><text:a xlink:type="simple" xlink:href="https://vk.com/audio?performer=1&amp;q=Marie%20Laforet" text:style-name="Internet_20_link" text:visited-style-name="Visited_20_Internet_20_Link">Marie Laforet</text:a></text:p>
      <text:p text:style-name="Standard"><text:a xlink:type="simple" xlink:href="https://vk.com/audios354307058" text:style-name="Internet_20_link" text:visited-style-name="Visited_20_Internet_20_Link">Ivan, Boris et moi</text:a> </text:p>
      <text:p text:style-name="Standard">2:16</text:p>
      <text:p text:style-name="Standard"><text:a xlink:type="simple" xlink:href="https://vk.com/audio?performer=1&amp;q=Marie%20Laforet" text:style-name="Internet_20_link" text:visited-style-name="Visited_20_Internet_20_Link">Marie Laforet</text:a></text:p>
      <text:p text:style-name="Standard"><text:a xlink:type="simple" xlink:href="https://vk.com/audios354307058" text:style-name="Internet_20_link" text:visited-style-name="Visited_20_Internet_20_Link">La voix du Silence </text:a></text:p>
      <text:p text:style-name="Standard">3:01</text:p>
      <text:p text:style-name="Standard"><text:a xlink:type="simple" xlink:href="https://vk.com/audio?performer=1&amp;q=OOYO" text:style-name="Internet_20_link" text:visited-style-name="Visited_20_Internet_20_Link">OOYO</text:a></text:p>
      <text:p text:style-name="Standard"><text:a xlink:type="simple" xlink:href="https://vk.com/audios354307058" text:style-name="Internet_20_link" text:visited-style-name="Visited_20_Internet_20_Link">ending</text:a> </text:p>
      <text:p text:style-name="Standard">1:19</text:p>
      <text:p text:style-name="Standard"><draw:frame draw:style-name="fr2" draw:name="Image49" text:anchor-type="as-char" svg:width="0.847cm" svg:height="0.847cm" draw:z-index="48"><draw:image xlink:href="Pictures/100000000000012C0000012C65DC389FF31C2CD6.jpg" xlink:type="simple" xlink:show="embed" xlink:actuate="onLoad" draw:mime-type="image/jpeg"/><svg:title>Innan gryningen</svg:title></draw:frame><text:s/></text:p>
      <text:p text:style-name="Standard"><text:a xlink:type="simple" xlink:href="https://vk.com/audio?performer=1&amp;q=Triakel" text:style-name="Internet_20_link" text:visited-style-name="Visited_20_Internet_20_Link">Triakel</text:a></text:p>
      <text:p text:style-name="Standard"><text:a xlink:type="simple" xlink:href="https://vk.com/audio-2001875878_116875878" text:style-name="Internet_20_link" text:visited-style-name="Visited_20_Internet_20_Link">Innan gryningen</text:a> </text:p>
      <text:p text:style-name="Standard">3:29</text:p>
      <text:p text:style-name="Standard"><text:a xlink:type="simple" xlink:href="https://vk.com/audio?performer=1&amp;q=Peter%20Rabenalt" text:style-name="Internet_20_link" text:visited-style-name="Visited_20_Internet_20_Link">Peter Rabenalt</text:a></text:p>
      <text:p text:style-name="Standard"><text:a xlink:type="simple" xlink:href="https://vk.com/audios354307058" text:style-name="Internet_20_link" text:visited-style-name="Visited_20_Internet_20_Link">Sechse kommen durch die Welt </text:a></text:p>
      <text:p text:style-name="Standard">1:20</text:p>
      <text:p text:style-name="Standard"><text:a xlink:type="simple" xlink:href="https://vk.com/audio?performer=1&amp;q=Михаил%20Харитонов" text:style-name="Internet_20_link" text:visited-style-name="Visited_20_Internet_20_Link">Михаил Харитонов</text:a></text:p>
      <text:p text:style-name="Standard"><text:a xlink:type="simple" xlink:href="https://vk.com/audios354307058" text:style-name="Internet_20_link" text:visited-style-name="Visited_20_Internet_20_Link">OOYO drums</text:a> </text:p>
      <text:p text:style-name="Standard">7:57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Quand le jazz jase</text:a> </text:p>
      <text:p text:style-name="Standard">2:23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Quand l'amour se termine</text:a> </text:p>
      <text:p text:style-name="Standard">2:02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Qu'as tu fait, Marie?</text:a> </text:p>
      <text:p text:style-name="Standard"><text:soft-page-break/>2:34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Mon bel amour est revenu </text:a></text:p>
      <text:p text:style-name="Standard">2:48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Linardo</text:a> </text:p>
      <text:p text:style-name="Standard">2:27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Le ciel est une plage</text:a> </text:p>
      <text:p text:style-name="Standard">3:02</text:p>
      <text:p text:style-name="Standard"><text:a xlink:type="simple" xlink:href="https://vk.com/audio?performer=1&amp;q=Marcel%20Rothel" text:style-name="Internet_20_link" text:visited-style-name="Visited_20_Internet_20_Link">Marcel Rothel</text:a></text:p>
      <text:p text:style-name="Standard"><text:a xlink:type="simple" xlink:href="https://vk.com/audios354307058" text:style-name="Internet_20_link" text:visited-style-name="Visited_20_Internet_20_Link">Et c'était l'amour</text:a> </text:p>
      <text:p text:style-name="Standard">3:03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Urganda Gerdan İniler</text:a> </text:p>
      <text:p text:style-name="Standard">3:08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Ne Bilir </text:a></text:p>
      <text:p text:style-name="Standard">2:56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Mapushane</text:a> </text:p>
      <text:p text:style-name="Standard">3:42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Leylim Ley </text:a></text:p>
      <text:p text:style-name="Standard">3:18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Kalktı Göç Eyledi Avşar Elleri </text:a></text:p>
      <text:p text:style-name="Standard">2:24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Hapisteler Ama Yeniliğe Doğru</text:a> </text:p>
      <text:p text:style-name="Standard">4:16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Gözümde Daim Hayali Cana </text:a></text:p>
      <text:p text:style-name="Standard">5:49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Gelin Canlar Bir Olalım</text:a> </text:p>
      <text:p text:style-name="Standard">2:31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Dere Geliyor </text:a></text:p>
      <text:p text:style-name="Standard">2:11</text:p>
      <text:p text:style-name="Standard"><text:a xlink:type="simple" xlink:href="https://vk.com/audio?performer=1&amp;q=Tülay%20German" text:style-name="Internet_20_link" text:visited-style-name="Visited_20_Internet_20_Link">Tülay German</text:a></text:p>
      <text:p text:style-name="Standard"><text:a xlink:type="simple" xlink:href="https://vk.com/audios354307058" text:style-name="Internet_20_link" text:visited-style-name="Visited_20_Internet_20_Link">Asker Kaçakları</text:a> </text:p>
      <text:p text:style-name="Standard">3:0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8:0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1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O cavaleiro e o anjo</text:a> </text:p>
      <text:p text:style-name="Standard">2:56</text:p>
      <text:p text:style-name="Standard"><text:soft-page-break/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Menina dos olhos tristes</text:a> </text:p>
      <text:p text:style-name="Standard">4:25</text:p>
      <text:p text:style-name="Standard"><text:a xlink:type="simple" xlink:href="https://vk.com/audio?performer=1&amp;q=Felipe%20Raposo" text:style-name="Internet_20_link" text:visited-style-name="Visited_20_Internet_20_Link">Felipe Raposo</text:a></text:p>
      <text:p text:style-name="Standard"><text:a xlink:type="simple" xlink:href="https://vk.com/audios354307058" text:style-name="Internet_20_link" text:visited-style-name="Visited_20_Internet_20_Link">Que Amor Não Me Engana</text:a> </text:p>
      <text:p text:style-name="Standard">8:22</text:p>
      <text:p text:style-name="Standard"><text:a xlink:type="simple" xlink:href="https://vk.com/audio?performer=1&amp;q=José%20Afonso%20" text:style-name="Internet_20_link" text:visited-style-name="Visited_20_Internet_20_Link">José Afonso </text:a></text:p>
      <text:p text:style-name="Standard"><text:a xlink:type="simple" xlink:href="https://vk.com/audios354307058" text:style-name="Internet_20_link" text:visited-style-name="Visited_20_Internet_20_Link">Que amor não me engana</text:a> </text:p>
      <text:p text:style-name="Standard">3:46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Canção da paciência</text:a> </text:p>
      <text:p text:style-name="Standard">3:54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Paz, poeta e pombas</text:a> </text:p>
      <text:p text:style-name="Standard">2:30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Senhor arcanjo</text:a> </text:p>
      <text:p text:style-name="Standard">3:50</text:p>
      <text:p text:style-name="Standard"><draw:frame draw:style-name="fr2" draw:name="Image50" text:anchor-type="as-char" svg:width="0.847cm" svg:height="0.847cm" draw:z-index="49"><draw:image xlink:href="Pictures/100000000000012C0000012CC40A02B4DB7D8EDE.jpg" xlink:type="simple" xlink:show="embed" xlink:actuate="onLoad" draw:mime-type="image/jpeg"/><svg:title>A Cidade</svg:title></draw:frame><text:s/>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-2001868507_97868507" text:style-name="Internet_20_link" text:visited-style-name="Visited_20_Internet_20_Link">A Cidade</text:a> </text:p>
      <text:p text:style-name="Standard">2:15</text:p>
      <text:p text:style-name="Standard"><text:a xlink:type="simple" xlink:href="https://vk.com/audio?performer=1&amp;q=Jose%20Afonso." text:style-name="Internet_20_link" text:visited-style-name="Visited_20_Internet_20_Link">Jose Afonso.</text:a></text:p>
      <text:p text:style-name="Standard"><text:a xlink:type="simple" xlink:href="https://vk.com/audios354307058" text:style-name="Internet_20_link" text:visited-style-name="Visited_20_Internet_20_Link">Mulher da erva</text:a> </text:p>
      <text:p text:style-name="Standard">2:52</text:p>
      <text:p text:style-name="Standard"><draw:frame draw:style-name="fr2" draw:name="Image51" text:anchor-type="as-char" svg:width="0.847cm" svg:height="0.847cm" draw:z-index="50"><draw:image xlink:href="Pictures/100000000000012C0000012CDF5E8DD8888C1FC4.jpg" xlink:type="simple" xlink:show="embed" xlink:actuate="onLoad" draw:mime-type="image/jpeg"/><svg:title>Canto Moco</svg:title></draw:frame><text:s/>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-2001367112_99367112" text:style-name="Internet_20_link" text:visited-style-name="Visited_20_Internet_20_Link">Canto Moco</text:a> </text:p>
      <text:p text:style-name="Standard">2:00</text:p>
      <text:p text:style-name="Standard"><draw:frame draw:style-name="fr2" draw:name="Image52" text:anchor-type="as-char" svg:width="0.847cm" svg:height="0.847cm" draw:z-index="51"><draw:image xlink:href="Pictures/100000000000012C0000012CCB2B94C009EB2974.jpg" xlink:type="simple" xlink:show="embed" xlink:actuate="onLoad" draw:mime-type="image/jpeg"/><svg:title>Без названия</svg:title></draw:frame><text:s/>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-2001578884_93578884" text:style-name="Internet_20_link" text:visited-style-name="Visited_20_Internet_20_Link">Без названия</text:a> </text:p>
      <text:p text:style-name="Standard">3:2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3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4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4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<text:soft-page-break/>8:22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1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4:37</text:p>
      <text:p text:style-name="Standard"><draw:frame draw:style-name="fr2" draw:name="Image53" text:anchor-type="as-char" svg:width="0.847cm" svg:height="0.847cm" draw:z-index="52"><draw:image xlink:href="Pictures/100000000000012C0000012CE642B5826EFEC54F.jpg" xlink:type="simple" xlink:show="embed" xlink:actuate="onLoad" draw:mime-type="image/jpeg"/><svg:title>L'encre de tes yeux</svg:title></draw:frame><text:s/></text:p>
      <text:p text:style-name="Standard"><text:a xlink:type="simple" xlink:href="https://vk.com/audio?performer=1&amp;q=Francis%20Cabrel" text:style-name="Internet_20_link" text:visited-style-name="Visited_20_Internet_20_Link">Francis Cabrel</text:a></text:p>
      <text:p text:style-name="Standard"><text:a xlink:type="simple" xlink:href="https://vk.com/audios354307058" text:style-name="Internet_20_link" text:visited-style-name="Visited_20_Internet_20_Link">L'encre de tes yeux</text:a> </text:p>
      <text:p text:style-name="Standard">3:0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3</text:p>
      <text:section text:style-name="Sect1" text:name="page_wrap">
        <text:section text:style-name="Sect1" text:name="page_layout">
          <text:section text:style-name="Sect1" text:name="page_body">
            <text:section text:style-name="Sect1" text:name="wrap3">
              <text:section text:style-name="Sect1" text:name="content">
                <text:p text:style-name="Standard"><text:a xlink:type="simple" xlink:href="https://vk.com/audio?performer=1&amp;q=Неизвестен" text:style-name="Internet_20_link" text:visited-style-name="Visited_20_Internet_20_Link">Неизвестен</text:a></text:p>
                <text:p text:style-name="Standard"><text:a xlink:type="simple" xlink:href="https://vk.com/audios354307058" text:style-name="Internet_20_link" text:visited-style-name="Visited_20_Internet_20_Link">Без названия</text:a> </text:p>
                <text:p text:style-name="Standard">4:44<draw:frame draw:style-name="fr1" draw:name="svg-resources" text:anchor-type="char" svg:width="0.041cm" draw:z-index="54"><draw:text-box fo:min-height="0.041cm"><text:p text:style-name="Text_20_body"/></draw:text-box></draw:frame><draw:frame draw:style-name="fr1" draw:name="svg-resources" text:anchor-type="char" svg:width="0.041cm" draw:z-index="53"><draw:text-box fo:min-height="0.041cm"><text:p text:style-name="Text_20_body"/></draw:text-box></draw:frame></text:p>
              </text:section>
            </text:section>
          </text:section>
        </text:section>
      </text:section>
      <text:p text:style-name="Standard"><text:a xlink:type="simple" xlink:href="https://vk.com/audios354307058" text:style-name="Internet_20_link" text:visited-style-name="Visited_20_Internet_20_Link">На дороге в Мандалей</text:a> </text:p>
      <text:p text:style-name="Standard">6:10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Ты научись всё уметь</text:a> </text:p>
      <text:p text:style-name="Standard">1:48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Клялась ты до гроба</text:a> </text:p>
      <text:p text:style-name="Standard">1:04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Есть радость у огня</text:a> </text:p>
      <text:p text:style-name="Standard">0:49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Жираф</text:a> </text:p>
      <text:p text:style-name="Standard">1:58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Если бы я была твоей собакой</text:a> </text:p>
      <text:p text:style-name="Standard">1:58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Ах, разбудили меня, разбудили</text:a> </text:p>
      <text:p text:style-name="Standard"><text:soft-page-break/>1:37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Будет ласковый дождь</text:a> </text:p>
      <text:p text:style-name="Standard">1:37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Читайте Ибсена</text:a> </text:p>
      <text:p text:style-name="Standard">4:07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Любовь</text:a> </text:p>
      <text:p text:style-name="Standard">2:28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Я откачалась на трапеции</text:a> </text:p>
      <text:p text:style-name="Standard">1:19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Про черную гуашь и про надежду</text:a> </text:p>
      <text:p text:style-name="Standard">2:08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Rio largo de profundis</text:a> </text:p>
      <text:p text:style-name="Standard">1:3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46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s354307058" text:style-name="Internet_20_link" text:visited-style-name="Visited_20_Internet_20_Link">Se voaras mais ao perto</text:a> </text:p>
      <text:p text:style-name="Standard">2:25</text:p>
      <text:p text:style-name="Standard"><draw:frame draw:style-name="fr2" draw:name="Image42" text:anchor-type="as-char" svg:width="0.847cm" svg:height="0.847cm" draw:z-index="41"><draw:image xlink:href="Pictures/100000000000012C0000012C684C5515EBEFA5CF.jpg" xlink:type="simple" xlink:show="embed" xlink:actuate="onLoad" draw:mime-type="image/jpeg"/><svg:title>Coro da primavera</svg:title></draw:frame><text:s/>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-2001079761_87079761" text:style-name="Internet_20_link" text:visited-style-name="Visited_20_Internet_20_Link">Coro da primavera</text:a> </text:p>
      <text:p text:style-name="Standard">4:55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Venham mais cinco</text:a> </text:p>
      <text:p text:style-name="Standard">4:37</text:p>
      <text:p text:style-name="Standard"><draw:frame draw:style-name="fr2" draw:name="Image43" text:anchor-type="as-char" svg:width="0.847cm" svg:height="0.847cm" draw:z-index="42"><draw:image xlink:href="Pictures/100000000000012C0000012CCB2B94C009EB2974.jpg" xlink:type="simple" xlink:show="embed" xlink:actuate="onLoad" draw:mime-type="image/jpeg"/><svg:title>Grândola, vila morena</svg:title></draw:frame><text:s/>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-2001578884_93578884" text:style-name="Internet_20_link" text:visited-style-name="Visited_20_Internet_20_Link">Grândola, vila morena</text:a> </text:p>
      <text:p text:style-name="Standard">3:26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Я так хочу весну</text:a> </text:p>
      <text:p text:style-name="Standard">2:35</text:p>
      <text:p text:style-name="Standard"><text:a xlink:type="simple" xlink:href="https://vk.com/audio?performer=1&amp;q=iPad%20pulja99" text:style-name="Internet_20_link" text:visited-style-name="Visited_20_Internet_20_Link">iPad pulja99</text:a></text:p>
      <text:p text:style-name="Standard"><text:a xlink:type="simple" xlink:href="https://vk.com/audios354307058" text:style-name="Internet_20_link" text:visited-style-name="Visited_20_Internet_20_Link">Запись 435</text:a> </text:p>
      <text:p text:style-name="Standard">0:55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s354307058" text:style-name="Internet_20_link" text:visited-style-name="Visited_20_Internet_20_Link">Tinha uma sala mal iluminada</text:a> </text:p>
      <text:p text:style-name="Standard">3:34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Зеленый чай</text:a> </text:p>
      <text:p text:style-name="Standard">2:21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Читайте Ибсена</text:a> </text:p>
      <text:p text:style-name="Standard"><text:soft-page-break/>4:06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Уист-Уи</text:a> </text:p>
      <text:p text:style-name="Standard">3:29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Колыбельная с миражами</text:a> </text:p>
      <text:p text:style-name="Standard">2:20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Ирландская песня</text:a> </text:p>
      <text:p text:style-name="Standard">2:14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Золушка</text:a> </text:p>
      <text:p text:style-name="Standard">2:31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Безнадёжны дела у зимы в апреле</text:a> </text:p>
      <text:p text:style-name="Standard">1:27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Баллада о бегущей воде</text:a> </text:p>
      <text:p text:style-name="Standard">2:56</text:p>
      <text:p text:style-name="Standard"><text:a xlink:type="simple" xlink:href="https://vk.com/audio?performer=1&amp;q=Матвеева%20Вера" text:style-name="Internet_20_link" text:visited-style-name="Visited_20_Internet_20_Link">Матвеева Вера</text:a></text:p>
      <text:p text:style-name="Standard"><text:a xlink:type="simple" xlink:href="https://vk.com/audios354307058" text:style-name="Internet_20_link" text:visited-style-name="Visited_20_Internet_20_Link">Первоначальная</text:a> </text:p>
      <text:p text:style-name="Standard">1:45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Детство</text:a> </text:p>
      <text:p text:style-name="Standard">1:43</text:p>
      <text:p text:style-name="Standard"><text:a xlink:type="simple" xlink:href="https://vk.com/audio?performer=1&amp;q=Jose%20Afonso." text:style-name="Internet_20_link" text:visited-style-name="Visited_20_Internet_20_Link">Jose Afonso.</text:a></text:p>
      <text:p text:style-name="Standard"><text:a xlink:type="simple" xlink:href="https://vk.com/audios354307058" text:style-name="Internet_20_link" text:visited-style-name="Visited_20_Internet_20_Link">Ronda das maffaricas</text:a> </text:p>
      <text:p text:style-name="Standard">2:46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s354307058" text:style-name="Internet_20_link" text:visited-style-name="Visited_20_Internet_20_Link">Paz, poeta e pombas</text:a> </text:p>
      <text:p text:style-name="Standard">2:30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Papuça</text:a> </text:p>
      <text:p text:style-name="Standard">3:59</text:p>
      <text:p text:style-name="Standard"><text:a xlink:type="simple" xlink:href="https://vk.com/audio?performer=1&amp;q=Jose%20Afonso" text:style-name="Internet_20_link" text:visited-style-name="Visited_20_Internet_20_Link">Jose Afonso</text:a></text:p>
      <text:p text:style-name="Standard"><text:a xlink:type="simple" xlink:href="https://vk.com/audios354307058" text:style-name="Internet_20_link" text:visited-style-name="Visited_20_Internet_20_Link">Menina dos olhos tristes</text:a> </text:p>
      <text:p text:style-name="Standard">4:25</text:p>
      <text:p text:style-name="Standard"><draw:frame draw:style-name="fr2" draw:name="Image44" text:anchor-type="as-char" svg:width="0.847cm" svg:height="0.847cm" draw:z-index="43"><draw:image xlink:href="Pictures/100000000000012C0000012CC40A02B4DB7D8EDE.jpg" xlink:type="simple" xlink:show="embed" xlink:actuate="onLoad" draw:mime-type="image/jpeg"/><svg:title>A Cidade</svg:title></draw:frame><text:s/>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-2001868507_97868507" text:style-name="Internet_20_link" text:visited-style-name="Visited_20_Internet_20_Link">A Cidade</text:a> </text:p>
      <text:p text:style-name="Standard">2:15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Balada do outuno</text:a> </text:p>
      <text:p text:style-name="Standard">4:12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De não saber o que me espera</text:a> </text:p>
      <text:p text:style-name="Standard">3:00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Os bravos</text:a> </text:p>
      <text:p text:style-name="Standard">2:53</text:p>
      <text:p text:style-name="Standard"><text:a xlink:type="simple" xlink:href="https://vk.com/audio?performer=1&amp;q=Serge%20Lama" text:style-name="Internet_20_link" text:visited-style-name="Visited_20_Internet_20_Link">Serge Lama</text:a></text:p>
      <text:p text:style-name="Standard"><text:soft-page-break/><text:a xlink:type="simple" xlink:href="https://vk.com/audios354307058" text:style-name="Internet_20_link" text:visited-style-name="Visited_20_Internet_20_Link">Le Temps De La Rengaine</text:a> </text:p>
      <text:p text:style-name="Standard">3:04</text:p>
      <text:p text:style-name="Standard"><text:a xlink:type="simple" xlink:href="https://vk.com/audio?performer=1&amp;q=Serge%20Lama" text:style-name="Internet_20_link" text:visited-style-name="Visited_20_Internet_20_Link">Serge Lama</text:a></text:p>
      <text:p text:style-name="Standard"><text:a xlink:type="simple" xlink:href="https://vk.com/audios354307058" text:style-name="Internet_20_link" text:visited-style-name="Visited_20_Internet_20_Link">Les glycines</text:a> </text:p>
      <text:p text:style-name="Standard">2:35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Nefretite não tinha papeira</text:a> </text:p>
      <text:p text:style-name="Standard">2:30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Mulher da erva</text:a> </text:p>
      <text:p text:style-name="Standard">2:42</text:p>
      <text:p text:style-name="Standard"><draw:frame draw:style-name="fr2" draw:name="Image45" text:anchor-type="as-char" svg:width="0.847cm" svg:height="0.847cm" draw:z-index="44"><draw:image xlink:href="Pictures/100000000000012C0000012CC40A02B4DB7D8EDE.jpg" xlink:type="simple" xlink:show="embed" xlink:actuate="onLoad" draw:mime-type="image/jpeg"/><svg:title>Já o tempo se habitua</svg:title></draw:frame><text:s/>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-2001868506_97868506" text:style-name="Internet_20_link" text:visited-style-name="Visited_20_Internet_20_Link">Já o tempo se habitua</text:a> </text:p>
      <text:p text:style-name="Standard">3:32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Fui à beira do mar</text:a> </text:p>
      <text:p text:style-name="Standard">3:38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Adeus ó Serra da Lapa</text:a> </text:p>
      <text:p text:style-name="Standard">1:39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A formiga no carreiro</text:a> </text:p>
      <text:p text:style-name="Standard">3:32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Papuça</text:a> </text:p>
      <text:p text:style-name="Standard">3:59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Canção da paciência</text:a> </text:p>
      <text:p text:style-name="Standard">3:54</text:p>
      <text:p text:style-name="Standard"><text:a xlink:type="simple" xlink:href="https://vk.com/audio?performer=1&amp;q=José%20Afonso" text:style-name="Internet_20_link" text:visited-style-name="Visited_20_Internet_20_Link">José Afonso</text:a></text:p>
      <text:p text:style-name="Standard"><text:a xlink:type="simple" xlink:href="https://vk.com/audios354307058" text:style-name="Internet_20_link" text:visited-style-name="Visited_20_Internet_20_Link">Redondo vocábulo</text:a> </text:p>
      <text:p text:style-name="Standard">3:24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s354307058" text:style-name="Internet_20_link" text:visited-style-name="Visited_20_Internet_20_Link">Les portes de la nuit</text:a> </text:p>
      <text:p text:style-name="Standard">2:43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s354307058" text:style-name="Internet_20_link" text:visited-style-name="Visited_20_Internet_20_Link">Mon pote le gitan</text:a> </text:p>
      <text:p text:style-name="Standard">2:54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s354307058" text:style-name="Internet_20_link" text:visited-style-name="Visited_20_Internet_20_Link">Rue Lepic</text:a> </text:p>
      <text:p text:style-name="Standard">2:41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s354307058" text:style-name="Internet_20_link" text:visited-style-name="Visited_20_Internet_20_Link">Saltimbanques</text:a> </text:p>
      <text:p text:style-name="Standard">3:20</text:p>
      <text:p text:style-name="Standard"><draw:frame draw:style-name="fr2" draw:name="Image46" text:anchor-type="as-char" svg:width="0.847cm" svg:height="0.847cm" draw:z-index="45"><draw:image xlink:href="Pictures/100000000000012C0000012C921DA27805E32730.jpg" xlink:type="simple" xlink:show="embed" xlink:actuate="onLoad" draw:mime-type="image/jpeg"/><svg:title>Tournesol</svg:title></draw:frame><text:s/>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-2001298820_32298820" text:style-name="Internet_20_link" text:visited-style-name="Visited_20_Internet_20_Link">Tournesol</text:a> </text:p>
      <text:p text:style-name="Standard">2:26</text:p>
      <text:p text:style-name="Standard"><draw:frame draw:style-name="fr2" draw:name="Image47" text:anchor-type="as-char" svg:width="0.847cm" svg:height="0.847cm" draw:z-index="46"><draw:image xlink:href="Pictures/100000000000012C0000012C40885A9882E34924.jpg" xlink:type="simple" xlink:show="embed" xlink:actuate="onLoad" draw:mime-type="image/jpeg"/><svg:title>Amour, mon cher amour</svg:title></draw:frame><text:s/></text:p>
      <text:p text:style-name="Standard"><text:soft-page-break/><text:a xlink:type="simple" xlink:href="https://vk.com/audio?performer=1&amp;q=Yves%20Montand%20%20" text:style-name="Internet_20_link" text:visited-style-name="Visited_20_Internet_20_Link">Yves Montand </text:a></text:p>
      <text:p text:style-name="Standard"><text:a xlink:type="simple" xlink:href="https://vk.com/audio-2001752173_51752173" text:style-name="Internet_20_link" text:visited-style-name="Visited_20_Internet_20_Link">Amour, mon cher amour</text:a> </text:p>
      <text:p text:style-name="Standard">3:09</text:p>
      <text:p text:style-name="Standard"><text:a xlink:type="simple" xlink:href="https://vk.com/audio?performer=1&amp;q=Yves%20Montand%20%20" text:style-name="Internet_20_link" text:visited-style-name="Visited_20_Internet_20_Link">Yves Montand </text:a></text:p>
      <text:p text:style-name="Standard"/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1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1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2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1</text:p>
      <text:p text:style-name="Standard"><text:a xlink:type="simple" xlink:href="https://vk.com/artist/theeasyriders" text:style-name="Internet_20_link" text:visited-style-name="Visited_20_Internet_20_Link">The Easy Riders</text:a></text:p>
      <text:p text:style-name="Standard"><text:a xlink:type="simple" xlink:href="https://vk.com/audios354307058" text:style-name="Internet_20_link" text:visited-style-name="Visited_20_Internet_20_Link">Greenfields</text:a> </text:p>
      <text:p text:style-name="Standard">3:16</text:p>
      <text:p text:style-name="Standard"><draw:frame draw:style-name="fr2" draw:name="Image1" text:anchor-type="as-char" svg:width="0.847cm" svg:height="0.847cm" draw:z-index="0"><draw:image xlink:href="Pictures/100000000000012C0000012CD89D50CC2401A994.jpg" xlink:type="simple" xlink:show="embed" xlink:actuate="onLoad" draw:mime-type="image/jpeg"/><svg:title>Город детства</svg:title></draw:frame><text:s/></text:p>
      <text:p text:style-name="Standard"><text:a xlink:type="simple" xlink:href="https://vk.com/artist/pyekhaedita" text:style-name="Internet_20_link" text:visited-style-name="Visited_20_Internet_20_Link">Эдита Пьеха</text:a>, <text:a xlink:type="simple" xlink:href="https://vk.com/artist/ansambl_druzhba_" text:style-name="Internet_20_link" text:visited-style-name="Visited_20_Internet_20_Link">Дружба</text:a></text:p>
      <text:p text:style-name="Standard"><text:a xlink:type="simple" xlink:href="https://vk.com/audio-2001139782_78139782" text:style-name="Internet_20_link" text:visited-style-name="Visited_20_Internet_20_Link">Город детства</text:a> </text:p>
      <text:p text:style-name="Standard">4:21</text:p>
      <text:p text:style-name="Standard"><text:a xlink:type="simple" xlink:href="https://vk.com/audio?performer=1&amp;q=Henry%20Salvador" text:style-name="Internet_20_link" text:visited-style-name="Visited_20_Internet_20_Link">Henry Salvador</text:a></text:p>
      <text:p text:style-name="Standard"><text:a xlink:type="simple" xlink:href="https://vk.com/audios354307058" text:style-name="Internet_20_link" text:visited-style-name="Visited_20_Internet_20_Link">Verte campagne</text:a> </text:p>
      <text:p text:style-name="Standard">3:04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Verte campagne</text:a> </text:p>
      <text:p text:style-name="Standard">2:3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5</text:p>
      <text:p text:style-name="Standard"><text:a xlink:type="simple" xlink:href="https://vk.com/audio?performer=1&amp;q=Cesaria%20Evora" text:style-name="Internet_20_link" text:visited-style-name="Visited_20_Internet_20_Link">Cesaria Evora</text:a></text:p>
      <text:p text:style-name="Standard"><text:a xlink:type="simple" xlink:href="https://vk.com/audios354307058" text:style-name="Internet_20_link" text:visited-style-name="Visited_20_Internet_20_Link">Jardim prometido</text:a> </text:p>
      <text:p text:style-name="Standard">4:49</text:p>
      <text:p text:style-name="Standard"><text:a xlink:type="simple" xlink:href="https://vk.com/audio?performer=1&amp;q=Εγώ" text:style-name="Internet_20_link" text:visited-style-name="Visited_20_Internet_20_Link">Εγώ</text:a></text:p>
      <text:p text:style-name="Standard"><text:a xlink:type="simple" xlink:href="https://vk.com/audios354307058" text:style-name="Internet_20_link" text:visited-style-name="Visited_20_Internet_20_Link">Αυτό το φως</text:a> </text:p>
      <text:p text:style-name="Standard">2:06</text:p>
      <text:p text:style-name="Standard"><text:a xlink:type="simple" xlink:href="https://vk.com/audio?performer=1&amp;q=Yves%20Montand" text:style-name="Internet_20_link" text:visited-style-name="Visited_20_Internet_20_Link">Yves Montand</text:a></text:p>
      <text:p text:style-name="Standard"><text:a xlink:type="simple" xlink:href="https://vk.com/audios354307058" text:style-name="Internet_20_link" text:visited-style-name="Visited_20_Internet_20_Link">Saint-Paul de Vence (Aurore)</text:a> </text:p>
      <text:p text:style-name="Standard">2:41</text:p>
      <text:p text:style-name="Standard"><text:soft-page-break/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7</text:p>
      <text:p text:style-name="Standard"><text:a xlink:type="simple" xlink:href="https://vk.com/audio?performer=1&amp;q=Gary%20Shearston" text:style-name="Internet_20_link" text:visited-style-name="Visited_20_Internet_20_Link">Gary Shearston</text:a></text:p>
      <text:p text:style-name="Standard"><text:a xlink:type="simple" xlink:href="https://vk.com/audios354307058" text:style-name="Internet_20_link" text:visited-style-name="Visited_20_Internet_20_Link">Sometime Lovin'</text:a> </text:p>
      <text:p text:style-name="Standard">2:46</text:p>
      <text:p text:style-name="Standard"><draw:frame draw:style-name="fr2" draw:name="Image2" text:anchor-type="as-char" svg:width="0.847cm" svg:height="0.847cm" draw:z-index="1"><draw:image xlink:href="Pictures/100000000000012C0000012CF46D4A95765C5BBE.jpg" xlink:type="simple" xlink:show="embed" xlink:actuate="onLoad" draw:mime-type="image/jpeg"/><svg:title>Sometime Lovin</svg:title></draw:frame><text:s/></text:p>
      <text:p text:style-name="Standard"><text:a xlink:type="simple" xlink:href="https://vk.com/artist/joe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Sometime Lovin'</text:a> </text:p>
      <text:p text:style-name="Standard">2:42</text:p>
      <text:p text:style-name="Standard"><draw:frame draw:style-name="fr2" draw:name="Image3" text:anchor-type="as-char" svg:width="0.847cm" svg:height="0.847cm" draw:z-index="2"><draw:image xlink:href="Pictures/100000000000012C0000012CF46D4A95765C5BBE.jpg" xlink:type="simple" xlink:show="embed" xlink:actuate="onLoad" draw:mime-type="image/jpeg"/><svg:title>Le temps des oeufs au plat</svg:title></draw:frame><text:s/></text:p>
      <text:p text:style-name="Standard"><text:a xlink:type="simple" xlink:href="https://vk.com/artist/joe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Le temps des oeufs au plat</text:a> </text:p>
      <text:p text:style-name="Standard">2:51</text:p>
      <text:p text:style-name="Standard"><draw:frame draw:style-name="fr2" draw:name="Image4" text:anchor-type="as-char" svg:width="0.847cm" svg:height="0.847cm" draw:z-index="3"><draw:image xlink:href="Pictures/100000000000012C0000012C0005CE4F3851F63B.jpg" xlink:type="simple" xlink:show="embed" xlink:actuate="onLoad" draw:mime-type="image/jpeg"/><svg:title>Salut les amoureux</svg:title></draw:frame><text:s/></text:p>
      <text:p text:style-name="Standard"><text:a xlink:type="simple" xlink:href="https://vk.com/artist/joe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Salut les amoureux</text:a> City of New Orleans </text:p>
      <text:p text:style-name="Standard">4:02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Августовская элегия</text:a> </text:p>
      <text:p text:style-name="Standard">2:07</text:p>
      <text:p text:style-name="Standard"><text:a xlink:type="simple" xlink:href="https://vk.com/artist/joe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Chanson triste</text:a> </text:p>
      <text:p text:style-name="Standard">3:25</text:p>
      <text:p text:style-name="Standard"><text:a xlink:type="simple" xlink:href="https://vk.com/audio?performer=1&amp;q=Joe%20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Blue Country</text:a> </text:p>
      <text:p text:style-name="Standard">3:20</text:p>
      <text:p text:style-name="Standard"><text:a xlink:type="simple" xlink:href="https://vk.com/audio?performer=1&amp;q=Joe%20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Ma Derniere Chanson Pour Toi</text:a> </text:p>
      <text:p text:style-name="Standard">2:38</text:p>
      <text:p text:style-name="Standard"><draw:frame draw:style-name="fr2" draw:name="Image5" text:anchor-type="as-char" svg:width="0.847cm" svg:height="0.847cm" draw:z-index="4"><draw:image xlink:href="Pictures/100000000000012C0000012C52112D7739B507B6.jpg" xlink:type="simple" xlink:show="embed" xlink:actuate="onLoad" draw:mime-type="image/jpeg"/><svg:title>Il pescatore</svg:title></draw:frame><text:s/></text:p>
      <text:p text:style-name="Standard"><text:a xlink:type="simple" xlink:href="https://vk.com/audio?performer=1&amp;q=Fabrizio%20De%20Andre%26%2339%3B" text:style-name="Internet_20_link" text:visited-style-name="Visited_20_Internet_20_Link">Fabrizio De Andre'</text:a></text:p>
      <text:p text:style-name="Standard"><text:a xlink:type="simple" xlink:href="https://vk.com/audios354307058" text:style-name="Internet_20_link" text:visited-style-name="Visited_20_Internet_20_Link">Il pescatore</text:a> </text:p>
      <text:p text:style-name="Standard">2:20</text:p>
      <text:p text:style-name="Standard"><draw:frame draw:style-name="fr2" draw:name="Image6" text:anchor-type="as-char" svg:width="0.847cm" svg:height="0.847cm" draw:z-index="5"><draw:image xlink:href="Pictures/100000000000012C0000012C53D55B2E6FED4B32.jpg" xlink:type="simple" xlink:show="embed" xlink:actuate="onLoad" draw:mime-type="image/jpeg"/><svg:title>Bylo Nám Pět A Půl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540616_40540616" text:style-name="Internet_20_link" text:visited-style-name="Visited_20_Internet_20_Link">Bylo Nám Pět A Půl</text:a> Bonus Track </text:p>
      <text:p text:style-name="Standard">3:25</text:p>
      <text:p text:style-name="Standard"><draw:frame draw:style-name="fr2" draw:name="Image7" text:anchor-type="as-char" svg:width="0.847cm" svg:height="0.847cm" draw:z-index="6"><draw:image xlink:href="Pictures/100000000000012C0000012CBB15ACD6348478AE.jpg" xlink:type="simple" xlink:show="embed" xlink:actuate="onLoad" draw:mime-type="image/jpeg"/><svg:title>Anděl</svg:title></draw:frame><text:s/></text:p>
      <text:p text:style-name="Standard"><text:a xlink:type="simple" xlink:href="https://vk.com/artist/karelkryl" text:style-name="Internet_20_link" text:visited-style-name="Visited_20_Internet_20_Link">Karel Kryl</text:a></text:p>
      <text:p text:style-name="Standard"><text:a xlink:type="simple" xlink:href="https://vk.com/audio-2001432862_39432862" text:style-name="Internet_20_link" text:visited-style-name="Visited_20_Internet_20_Link">Anděl</text:a> </text:p>
      <text:p text:style-name="Standard"><text:soft-page-break/>3:12</text:p>
      <text:p text:style-name="Standard"><draw:frame draw:style-name="fr2" draw:name="Image8" text:anchor-type="as-char" svg:width="0.847cm" svg:height="0.847cm" draw:z-index="7"><draw:image xlink:href="Pictures/100000000000012C0000012C94ADF9D2904B15C1.jpg" xlink:type="simple" xlink:show="embed" xlink:actuate="onLoad" draw:mime-type="image/jpeg"/><svg:title>Král A Klaun</svg:title></draw:frame><text:s/></text:p>
      <text:p text:style-name="Standard"><text:a xlink:type="simple" xlink:href="https://vk.com/artist/karelkryl" text:style-name="Internet_20_link" text:visited-style-name="Visited_20_Internet_20_Link">Karel Kryl</text:a></text:p>
      <text:p text:style-name="Standard"><text:a xlink:type="simple" xlink:href="https://vk.com/audio-2001432933_39432933" text:style-name="Internet_20_link" text:visited-style-name="Visited_20_Internet_20_Link">Král A Klaun</text:a> </text:p>
      <text:p text:style-name="Standard">4:13</text:p>
      <text:p text:style-name="Standard"><draw:frame draw:style-name="fr2" draw:name="Image9" text:anchor-type="as-char" svg:width="0.847cm" svg:height="0.847cm" draw:z-index="8"><draw:image xlink:href="Pictures/100000000000012C0000012C6138E60AF2ABF4BF.jpg" xlink:type="simple" xlink:show="embed" xlink:actuate="onLoad" draw:mime-type="image/jpeg"/><svg:title>Al Di</svg:title></draw:frame><text:s/></text:p>
      <text:p text:style-name="Standard"><text:a xlink:type="simple" xlink:href="https://vk.com/artist/aldimeola" text:style-name="Internet_20_link" text:visited-style-name="Visited_20_Internet_20_Link">Al Di Meola</text:a></text:p>
      <text:p text:style-name="Standard"><text:a xlink:type="simple" xlink:href="https://vk.com/audios354307058" text:style-name="Internet_20_link" text:visited-style-name="Visited_20_Internet_20_Link">Al Di's Dream Theme</text:a> Album Version </text:p>
      <text:p text:style-name="Standard">6:47</text:p>
      <text:p text:style-name="Standard"><text:a xlink:type="simple" xlink:href="https://vk.com/artist/aldimeola" text:style-name="Internet_20_link" text:visited-style-name="Visited_20_Internet_20_Link">Al Di Meola</text:a></text:p>
      <text:p text:style-name="Standard"><text:a xlink:type="simple" xlink:href="https://vk.com/audios354307058" text:style-name="Internet_20_link" text:visited-style-name="Visited_20_Internet_20_Link">Dinner Music of the Gods</text:a> </text:p>
      <text:p text:style-name="Standard">8:33</text:p>
      <text:p text:style-name="Standard"><draw:frame draw:style-name="fr2" draw:name="Image10" text:anchor-type="as-char" svg:width="0.847cm" svg:height="0.847cm" draw:z-index="9"><draw:image xlink:href="Pictures/100000000000012C0000012CFD222B11574EAC1C.jpg" xlink:type="simple" xlink:show="embed" xlink:actuate="onLoad" draw:mime-type="image/jpeg"/><svg:title>Aleluja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803816_39803816" text:style-name="Internet_20_link" text:visited-style-name="Visited_20_Internet_20_Link">Aleluja</text:a> </text:p>
      <text:p text:style-name="Standard">2:37</text:p>
      <text:p text:style-name="Standard"><draw:frame draw:style-name="fr2" draw:name="Image11" text:anchor-type="as-char" svg:width="0.847cm" svg:height="0.847cm" draw:z-index="10"><draw:image xlink:href="Pictures/100000000000012C0000012CFD222B11574EAC1C.jpg" xlink:type="simple" xlink:show="embed" xlink:actuate="onLoad" draw:mime-type="image/jpeg"/><svg:title>Samota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803815_39803815" text:style-name="Internet_20_link" text:visited-style-name="Visited_20_Internet_20_Link">Samota</text:a> </text:p>
      <text:p text:style-name="Standard">3:11</text:p>
      <text:p text:style-name="Standard"><draw:frame draw:style-name="fr2" draw:name="Image12" text:anchor-type="as-char" svg:width="0.847cm" svg:height="0.847cm" draw:z-index="11"><draw:image xlink:href="Pictures/100000000000012C0000012CFD222B11574EAC1C.jpg" xlink:type="simple" xlink:show="embed" xlink:actuate="onLoad" draw:mime-type="image/jpeg"/><svg:title>Hou A Hou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803814_39803814" text:style-name="Internet_20_link" text:visited-style-name="Visited_20_Internet_20_Link">Hou A Hou</text:a> </text:p>
      <text:p text:style-name="Standard">2:04</text:p>
      <text:p text:style-name="Standard"><draw:frame draw:style-name="fr2" draw:name="Image13" text:anchor-type="as-char" svg:width="0.847cm" svg:height="0.847cm" draw:z-index="12"><draw:image xlink:href="Pictures/100000000000012C0000012CFD222B11574EAC1C.jpg" xlink:type="simple" xlink:show="embed" xlink:actuate="onLoad" draw:mime-type="image/jpeg"/><svg:title>Vteřino, Stůj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803813_39803813" text:style-name="Internet_20_link" text:visited-style-name="Visited_20_Internet_20_Link">Vteřino, Stůj</text:a> </text:p>
      <text:p text:style-name="Standard">2:15</text:p>
      <text:p text:style-name="Standard"><draw:frame draw:style-name="fr2" draw:name="Image14" text:anchor-type="as-char" svg:width="0.847cm" svg:height="0.847cm" draw:z-index="13"><draw:image xlink:href="Pictures/100000000000012C0000012CFD222B11574EAC1C.jpg" xlink:type="simple" xlink:show="embed" xlink:actuate="onLoad" draw:mime-type="image/jpeg"/><svg:title>Kočky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803812_39803812" text:style-name="Internet_20_link" text:visited-style-name="Visited_20_Internet_20_Link">Kočky</text:a> </text:p>
      <text:p text:style-name="Standard">1:41</text:p>
      <text:p text:style-name="Standard"><draw:frame draw:style-name="fr2" draw:name="Image15" text:anchor-type="as-char" svg:width="0.847cm" svg:height="0.847cm" draw:z-index="14"><draw:image xlink:href="Pictures/100000000000012C0000012C0FE118A6CFF709AB.jpg" xlink:type="simple" xlink:show="embed" xlink:actuate="onLoad" draw:mime-type="image/jpeg"/><svg:title>Vracím Se Rád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655298_39655298" text:style-name="Internet_20_link" text:visited-style-name="Visited_20_Internet_20_Link">Vracím Se Rád</text:a> </text:p>
      <text:p text:style-name="Standard">2:27</text:p>
      <text:p text:style-name="Standard"><draw:frame draw:style-name="fr2" draw:name="Image16" text:anchor-type="as-char" svg:width="0.847cm" svg:height="0.847cm" draw:z-index="15"><draw:image xlink:href="Pictures/100000000000012C0000012C9805441B7082CE82.jpg" xlink:type="simple" xlink:show="embed" xlink:actuate="onLoad" draw:mime-type="image/jpeg"/><svg:title>Do Lesů</svg:title></draw:frame><text:s/></text:p>
      <text:p text:style-name="Standard"><text:a xlink:type="simple" xlink:href="https://vk.com/artist/kto" text:style-name="Internet_20_link" text:visited-style-name="Visited_20_Internet_20_Link">Waldemar Matuška, KTO</text:a></text:p>
      <text:p text:style-name="Standard"><text:a xlink:type="simple" xlink:href="https://vk.com/audio-2001913182_39913182" text:style-name="Internet_20_link" text:visited-style-name="Visited_20_Internet_20_Link">Do Lesů</text:a> </text:p>
      <text:p text:style-name="Standard">1:59</text:p>
      <text:p text:style-name="Standard"><draw:frame draw:style-name="fr2" draw:name="Image17" text:anchor-type="as-char" svg:width="0.847cm" svg:height="0.847cm" draw:z-index="16"><draw:image xlink:href="Pictures/100000000000012C0000012C8A53EDA61458D529.jpg" xlink:type="simple" xlink:show="embed" xlink:actuate="onLoad" draw:mime-type="image/jpeg"/><svg:title>Stará Kampa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947503_39947503" text:style-name="Internet_20_link" text:visited-style-name="Visited_20_Internet_20_Link">Stará Kampa</text:a> </text:p>
      <text:p text:style-name="Standard"><text:soft-page-break/>4:02</text:p>
      <text:p text:style-name="Standard"><draw:frame draw:style-name="fr2" draw:name="Image18" text:anchor-type="as-char" svg:width="0.847cm" svg:height="0.847cm" draw:z-index="17"><draw:image xlink:href="Pictures/100000000000012C0000012C8A53EDA61458D529.jpg" xlink:type="simple" xlink:show="embed" xlink:actuate="onLoad" draw:mime-type="image/jpeg"/><svg:title>Protiklady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947505_39947505" text:style-name="Internet_20_link" text:visited-style-name="Visited_20_Internet_20_Link">Protiklady</text:a> </text:p>
      <text:p text:style-name="Standard">2:53</text:p>
      <text:p text:style-name="Standard"><draw:frame draw:style-name="fr2" draw:name="Image19" text:anchor-type="as-char" svg:width="0.847cm" svg:height="0.847cm" draw:z-index="18"><draw:image xlink:href="Pictures/100000000000012C0000012C8A53EDA61458D529.jpg" xlink:type="simple" xlink:show="embed" xlink:actuate="onLoad" draw:mime-type="image/jpeg"/><svg:title>Kráčím Si Chůzí Loudavou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947508_39947508" text:style-name="Internet_20_link" text:visited-style-name="Visited_20_Internet_20_Link">Kráčím Si Chůzí Loudavou</text:a> </text:p>
      <text:p text:style-name="Standard">3:13</text:p>
      <text:p text:style-name="Standard"><draw:frame draw:style-name="fr2" draw:name="Image20" text:anchor-type="as-char" svg:width="0.847cm" svg:height="0.847cm" draw:z-index="19"><draw:image xlink:href="Pictures/100000000000012C0000012C8A53EDA61458D529.jpg" xlink:type="simple" xlink:show="embed" xlink:actuate="onLoad" draw:mime-type="image/jpeg"/><svg:title>Kluci Do Nepohody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947510_39947510" text:style-name="Internet_20_link" text:visited-style-name="Visited_20_Internet_20_Link">Kluci Do Nepohody</text:a> </text:p>
      <text:p text:style-name="Standard">2:29</text:p>
      <text:p text:style-name="Standard"><draw:frame draw:style-name="fr2" draw:name="Image21" text:anchor-type="as-char" svg:width="0.847cm" svg:height="0.847cm" draw:z-index="20"><draw:image xlink:href="Pictures/100000000000012C0000012C8A53EDA61458D529.jpg" xlink:type="simple" xlink:show="embed" xlink:actuate="onLoad" draw:mime-type="image/jpeg"/><svg:title>Uragán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947519_39947519" text:style-name="Internet_20_link" text:visited-style-name="Visited_20_Internet_20_Link">Uragán</text:a> </text:p>
      <text:p text:style-name="Standard">3:24</text:p>
      <text:p text:style-name="Standard"><draw:frame draw:style-name="fr2" draw:name="Image22" text:anchor-type="as-char" svg:width="0.847cm" svg:height="0.847cm" draw:z-index="21"><draw:image xlink:href="Pictures/100000000000012C0000012C530E3DF7C914146E.jpg" xlink:type="simple" xlink:show="embed" xlink:actuate="onLoad" draw:mime-type="image/jpeg"/><svg:title>A Tak Dál Nosíš Po Kapsách Sny Mládí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667981_39667981" text:style-name="Internet_20_link" text:visited-style-name="Visited_20_Internet_20_Link">A Tak Dál Nosíš Po Kapsách Sny Mládí</text:a> </text:p>
      <text:p text:style-name="Standard">5:02</text:p>
      <text:p text:style-name="Standard"><draw:frame draw:style-name="fr2" draw:name="Image23" text:anchor-type="as-char" svg:width="0.847cm" svg:height="0.847cm" draw:z-index="22"><draw:image xlink:href="Pictures/100000000000012C0000012C52103FD8DBA4E05E.jpg" xlink:type="simple" xlink:show="embed" xlink:actuate="onLoad" draw:mime-type="image/jpeg"/><svg:title>Cesty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132979_40132979" text:style-name="Internet_20_link" text:visited-style-name="Visited_20_Internet_20_Link">Cesty</text:a> </text:p>
      <text:p text:style-name="Standard">3:21</text:p>
      <text:p text:style-name="Standard"><draw:frame draw:style-name="fr2" draw:name="Image24" text:anchor-type="as-char" svg:width="0.847cm" svg:height="0.847cm" draw:z-index="23"><draw:image xlink:href="Pictures/100000000000012C0000012CE47BCA5AC46DAD91.jpg" xlink:type="simple" xlink:show="embed" xlink:actuate="onLoad" draw:mime-type="image/jpeg"/><svg:title>Vítr To Ví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650092_39650092" text:style-name="Internet_20_link" text:visited-style-name="Visited_20_Internet_20_Link">Vítr To Ví</text:a> </text:p>
      <text:p text:style-name="Standard">4:26</text:p>
      <text:p text:style-name="Standard"><draw:frame draw:style-name="fr2" draw:name="Image25" text:anchor-type="as-char" svg:width="0.847cm" svg:height="0.847cm" draw:z-index="24"><draw:image xlink:href="Pictures/100000000000012C0000012CE47BCA5AC46DAD91.jpg" xlink:type="simple" xlink:show="embed" xlink:actuate="onLoad" draw:mime-type="image/jpeg"/><svg:title>Sbohem Lásko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650102_39650102" text:style-name="Internet_20_link" text:visited-style-name="Visited_20_Internet_20_Link">Sbohem Lásko</text:a> </text:p>
      <text:p text:style-name="Standard">3:16</text:p>
      <text:p text:style-name="Standard"><draw:frame draw:style-name="fr2" draw:name="Image26" text:anchor-type="as-char" svg:width="0.847cm" svg:height="0.847cm" draw:z-index="25"><draw:image xlink:href="Pictures/100000000000012C0000012C73BA970A0304EE34.jpg" xlink:type="simple" xlink:show="embed" xlink:actuate="onLoad" draw:mime-type="image/jpeg"/><svg:title>Opuštěné Nádraží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356212_40356212" text:style-name="Internet_20_link" text:visited-style-name="Visited_20_Internet_20_Link">Opuštěné Nádraží</text:a> </text:p>
      <text:p text:style-name="Standard">3:12</text:p>
      <text:p text:style-name="Standard"><draw:frame draw:style-name="fr2" draw:name="Image27" text:anchor-type="as-char" svg:width="0.847cm" svg:height="0.847cm" draw:z-index="26"><draw:image xlink:href="Pictures/100000000000012C0000012C73BA970A0304EE34.jpg" xlink:type="simple" xlink:show="embed" xlink:actuate="onLoad" draw:mime-type="image/jpeg"/><svg:title>Usměvavý Hřbitov</svg:title></draw:frame><text:s/></text:p>
      <text:p text:style-name="Standard"><text:a xlink:type="simple" xlink:href="https://vk.com/artist/2829186285971253876" text:style-name="Internet_20_link" text:visited-style-name="Visited_20_Internet_20_Link">Waldemar Matuška</text:a></text:p>
      <text:p text:style-name="Standard"><text:a xlink:type="simple" xlink:href="https://vk.com/audio-2001356213_40356213" text:style-name="Internet_20_link" text:visited-style-name="Visited_20_Internet_20_Link">Usměvavý Hřbitov</text:a> </text:p>
      <text:p text:style-name="Standard">3:19</text:p>
      <text:p text:style-name="Standard"><text:a xlink:type="simple" xlink:href="https://vk.com/audio?performer=1&amp;q=John%20Patitucci" text:style-name="Internet_20_link" text:visited-style-name="Visited_20_Internet_20_Link">John Patitucci</text:a></text:p>
      <text:p text:style-name="Standard"><text:a xlink:type="simple" xlink:href="https://vk.com/audios354307058" text:style-name="Internet_20_link" text:visited-style-name="Visited_20_Internet_20_Link">The Call</text:a> </text:p>
      <text:p text:style-name="Standard"><text:soft-page-break/>3:30</text:p>
      <text:p text:style-name="Standard"><draw:frame draw:style-name="fr2" draw:name="Image28" text:anchor-type="as-char" svg:width="0.847cm" svg:height="0.847cm" draw:z-index="27"><draw:image xlink:href="Pictures/100000000000012C0000012CF46D4A95765C5BBE.jpg" xlink:type="simple" xlink:show="embed" xlink:actuate="onLoad" draw:mime-type="image/jpeg"/><svg:title>Happy Birthday</svg:title></draw:frame><text:s/></text:p>
      <text:p text:style-name="Standard"><text:a xlink:type="simple" xlink:href="https://vk.com/audio?performer=1&amp;q=Joe%20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Happy Birthday</text:a> </text:p>
      <text:p text:style-name="Standard">4:52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Крылья мельницы, вертитесь</text:a> </text:p>
      <text:p text:style-name="Standard">3:08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Иногда луна ночами</text:a> </text:p>
      <text:p text:style-name="Standard">2:22</text:p>
      <text:p text:style-name="Standard"><text:a xlink:type="simple" xlink:href="https://vk.com/audio?performer=1&amp;q=Αρλέτα" text:style-name="Internet_20_link" text:visited-style-name="Visited_20_Internet_20_Link">Αρλέτα</text:a></text:p>
      <text:p text:style-name="Standard"><text:a xlink:type="simple" xlink:href="https://vk.com/audios354307058" text:style-name="Internet_20_link" text:visited-style-name="Visited_20_Internet_20_Link">Δέκα στρατιώτες κι ένας λοχαγός</text:a> </text:p>
      <text:p text:style-name="Standard">1:59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Мраморная улыбка</text:a> </text:p>
      <text:p text:style-name="Standard">3:06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Девушка семнадцати лет от роду</text:a> </text:p>
      <text:p text:style-name="Standard">3:00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Дюжина солдат и с ними капитан</text:a> </text:p>
      <text:p text:style-name="Standard">2:06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Пустыми днями</text:a> </text:p>
      <text:p text:style-name="Standard">3:03</text:p>
      <text:p text:style-name="Standard"><text:a xlink:type="simple" xlink:href="https://vk.com/audio?performer=1&amp;q=Я" text:style-name="Internet_20_link" text:visited-style-name="Visited_20_Internet_20_Link">Я</text:a></text:p>
      <text:p text:style-name="Standard"><text:a xlink:type="simple" xlink:href="https://vk.com/audios354307058" text:style-name="Internet_20_link" text:visited-style-name="Visited_20_Internet_20_Link">Вспомни, друг</text:a> </text:p>
      <text:p text:style-name="Standard">3:17</text:p>
      <text:p text:style-name="Standard"><text:a xlink:type="simple" xlink:href="https://vk.com/audio?performer=1&amp;q=João%20Afonso%20" text:style-name="Internet_20_link" text:visited-style-name="Visited_20_Internet_20_Link">João Afonso </text:a></text:p>
      <text:p text:style-name="Standard"><text:a xlink:type="simple" xlink:href="https://vk.com/audios354307058" text:style-name="Internet_20_link" text:visited-style-name="Visited_20_Internet_20_Link">Carteiro em bicicleta</text:a> </text:p>
      <text:p text:style-name="Standard">3:10</text:p>
      <text:p text:style-name="Standard"><text:a xlink:type="simple" xlink:href="https://vk.com/audio?performer=1&amp;q=Aphrodite%26%2339%3Bs%20Child" text:style-name="Internet_20_link" text:visited-style-name="Visited_20_Internet_20_Link">Aphrodite's Child</text:a></text:p>
      <text:p text:style-name="Standard"><text:a xlink:type="simple" xlink:href="https://vk.com/audios354307058" text:style-name="Internet_20_link" text:visited-style-name="Visited_20_Internet_20_Link">Rain and Tears</text:a> </text:p>
      <text:p text:style-name="Standard">3:17</text:p>
      <text:p text:style-name="Standard"><text:a xlink:type="simple" xlink:href="https://vk.com/audio?performer=1&amp;q=Peter%20Connelly%2C%20Martin%20Iveson" text:style-name="Internet_20_link" text:visited-style-name="Visited_20_Internet_20_Link">Peter Connelly, Martin Iveson</text:a></text:p>
      <text:p text:style-name="Standard"><text:a xlink:type="simple" xlink:href="https://vk.com/audios354307058" text:style-name="Internet_20_link" text:visited-style-name="Visited_20_Internet_20_Link">Cabal Attack</text:a> </text:p>
      <text:p text:style-name="Standard">3:28</text:p>
      <text:p text:style-name="Standard"><text:a xlink:type="simple" xlink:href="https://vk.com/audio?performer=1&amp;q=Aphrodite%26%2339%3Bs%20Child" text:style-name="Internet_20_link" text:visited-style-name="Visited_20_Internet_20_Link">Aphrodite's Child</text:a></text:p>
      <text:p text:style-name="Standard"><text:a xlink:type="simple" xlink:href="https://vk.com/audios354307058" text:style-name="Internet_20_link" text:visited-style-name="Visited_20_Internet_20_Link">Spring, summer, winter and fall</text:a> </text:p>
      <text:p text:style-name="Standard">4:57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Nel 2023</text:a> </text:p>
      <text:p text:style-name="Standard">3:13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La prima cosa bella</text:a> </text:p>
      <text:p text:style-name="Standard">3:3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soft-page-break/><text:a xlink:type="simple" xlink:href="https://vk.com/audios354307058" text:style-name="Internet_20_link" text:visited-style-name="Visited_20_Internet_20_Link">Без названия</text:a> </text:p>
      <text:p text:style-name="Standard">2:0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1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22</text:p>
      <text:p text:style-name="Standard"><text:a xlink:type="simple" xlink:href="https://vk.com/audio?performer=1&amp;q=Les%20Charlots%20chantent%20Boris%20Vian" text:style-name="Internet_20_link" text:visited-style-name="Visited_20_Internet_20_Link">Les Charlots chantent Boris Vian</text:a></text:p>
      <text:p text:style-name="Standard"><text:a xlink:type="simple" xlink:href="https://vk.com/audios354307058" text:style-name="Internet_20_link" text:visited-style-name="Visited_20_Internet_20_Link">L'âme slave</text:a> </text:p>
      <text:p text:style-name="Standard">1:5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2</text:p>
      <text:p text:style-name="Standard"><text:a xlink:type="simple" xlink:href="https://vk.com/audio?performer=1&amp;q=Les%20Charlots%20chantent%20Boris%20Vian" text:style-name="Internet_20_link" text:visited-style-name="Visited_20_Internet_20_Link">Les Charlots chantent Boris Vian</text:a></text:p>
      <text:p text:style-name="Standard"><text:a xlink:type="simple" xlink:href="https://vk.com/audios354307058" text:style-name="Internet_20_link" text:visited-style-name="Visited_20_Internet_20_Link">J'suis snob</text:a> </text:p>
      <text:p text:style-name="Standard">3:1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5</text:p>
      <text:p text:style-name="Standard"><text:a xlink:type="simple" xlink:href="https://vk.com/audio?performer=1&amp;q=Les%20Charlots%20chantent%20Boris%20Vian" text:style-name="Internet_20_link" text:visited-style-name="Visited_20_Internet_20_Link">Les Charlots chantent Boris Vian</text:a></text:p>
      <text:p text:style-name="Standard"><text:a xlink:type="simple" xlink:href="https://vk.com/audios354307058" text:style-name="Internet_20_link" text:visited-style-name="Visited_20_Internet_20_Link">La malédiction des balais</text:a> </text:p>
      <text:p text:style-name="Standard">2:32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4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7</text:p>
      <text:p text:style-name="Standard"><text:a xlink:type="simple" xlink:href="https://vk.com/audio?performer=1&amp;q=Les%20Charlots%20chantent%20Boris%20Vian" text:style-name="Internet_20_link" text:visited-style-name="Visited_20_Internet_20_Link">Les Charlots chantent Boris Vian</text:a></text:p>
      <text:p text:style-name="Standard"><text:a xlink:type="simple" xlink:href="https://vk.com/audios354307058" text:style-name="Internet_20_link" text:visited-style-name="Visited_20_Internet_20_Link">Je bois</text:a> </text:p>
      <text:p text:style-name="Standard"><text:soft-page-break/>3:4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1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2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43</text:p>
      <text:p text:style-name="Standard"><text:a xlink:type="simple" xlink:href="https://vk.com/audio?performer=1&amp;q=Aphrodite%26%2339%3Bs%20Child" text:style-name="Internet_20_link" text:visited-style-name="Visited_20_Internet_20_Link">Aphrodite's Child</text:a></text:p>
      <text:p text:style-name="Standard"><text:a xlink:type="simple" xlink:href="https://vk.com/audios354307058" text:style-name="Internet_20_link" text:visited-style-name="Visited_20_Internet_20_Link">Break</text:a> </text:p>
      <text:p text:style-name="Standard">2:59</text:p>
      <text:p text:style-name="Standard"><text:a xlink:type="simple" xlink:href="https://vk.com/audio?performer=1&amp;q=Aphrodite%26%2339%3Bs%20Child" text:style-name="Internet_20_link" text:visited-style-name="Visited_20_Internet_20_Link">Aphrodite's Child</text:a></text:p>
      <text:p text:style-name="Standard"><text:a xlink:type="simple" xlink:href="https://vk.com/audios354307058" text:style-name="Internet_20_link" text:visited-style-name="Visited_20_Internet_20_Link">The valley of sadness</text:a> </text:p>
      <text:p text:style-name="Standard">3:16</text:p>
      <text:p text:style-name="Standard"><text:a xlink:type="simple" xlink:href="https://vk.com/audio?performer=1&amp;q=Les%20Problèmes%20%20" text:style-name="Internet_20_link" text:visited-style-name="Visited_20_Internet_20_Link">Les Problèmes </text:a></text:p>
      <text:p text:style-name="Standard"><text:a xlink:type="simple" xlink:href="https://vk.com/audios354307058" text:style-name="Internet_20_link" text:visited-style-name="Visited_20_Internet_20_Link">Des lendemains</text:a> </text:p>
      <text:p text:style-name="Standard">2:24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2</text:p>
      <text:p text:style-name="Standard"><text:a xlink:type="simple" xlink:href="https://vk.com/audio?performer=1&amp;q=Les%20Problèmes%20%20" text:style-name="Internet_20_link" text:visited-style-name="Visited_20_Internet_20_Link">Les Problèmes </text:a></text:p>
      <text:p text:style-name="Standard"><text:a xlink:type="simple" xlink:href="https://vk.com/audios354307058" text:style-name="Internet_20_link" text:visited-style-name="Visited_20_Internet_20_Link">Si c'est la nuit</text:a> </text:p>
      <text:p text:style-name="Standard">2:24</text:p>
      <text:p text:style-name="Standard"><text:a xlink:type="simple" xlink:href="https://vk.com/audio?performer=1&amp;q=Les%20Problèmes%20%20" text:style-name="Internet_20_link" text:visited-style-name="Visited_20_Internet_20_Link">Les Problèmes </text:a></text:p>
      <text:p text:style-name="Standard"><text:a xlink:type="simple" xlink:href="https://vk.com/audios354307058" text:style-name="Internet_20_link" text:visited-style-name="Visited_20_Internet_20_Link">Ballade à Luis Rego, prisonnier politique</text:a> </text:p>
      <text:p text:style-name="Standard">2:48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12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30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Le forgeron</text:a> </text:p>
      <text:p text:style-name="Standard">1:54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Mineur de fond</text:a> </text:p>
      <text:p text:style-name="Standard">2:27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Sur la route de Pen-Zac</text:a> </text:p>
      <text:p text:style-name="Standard">3:3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24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L'ivrognerie</text:a> </text:p>
      <text:p text:style-name="Standard">3:11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J'ai oublié bon bouchoir</text:a> </text:p>
      <text:p text:style-name="Standard">2:51</text:p>
      <text:p text:style-name="Standard"><text:soft-page-break/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Son voile qui volait au vent</text:a> </text:p>
      <text:p text:style-name="Standard">2:14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T'es à l'usine, Eugen</text:a> </text:p>
      <text:p text:style-name="Standard">3:05</text:p>
      <text:p text:style-name="Standard"><text:a xlink:type="simple" xlink:href="https://vk.com/audio?performer=1&amp;q=Les%20Problèmes%20" text:style-name="Internet_20_link" text:visited-style-name="Visited_20_Internet_20_Link">Les Problèmes </text:a></text:p>
      <text:p text:style-name="Standard"><text:a xlink:type="simple" xlink:href="https://vk.com/audios354307058" text:style-name="Internet_20_link" text:visited-style-name="Visited_20_Internet_20_Link">Ce monde existe</text:a> </text:p>
      <text:p text:style-name="Standard">2:26</text:p>
      <text:p text:style-name="Standard"><draw:frame draw:style-name="fr2" draw:name="Image29" text:anchor-type="as-char" svg:width="0.847cm" svg:height="0.847cm" draw:z-index="28"><draw:image xlink:href="Pictures/100000000000012C0000012CE468B30F6BBDD133.jpg" xlink:type="simple" xlink:show="embed" xlink:actuate="onLoad" draw:mime-type="image/jpeg"/><svg:title>Ouvre la fenêtre </svg:title></draw:frame><text:s/>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Ouvre la fenêtre </text:a></text:p>
      <text:p text:style-name="Standard">2:18</text:p>
      <text:p text:style-name="Standard"><text:a xlink:type="simple" xlink:href="https://vk.com/audio?performer=1&amp;q=Les%20Charlots" text:style-name="Internet_20_link" text:visited-style-name="Visited_20_Internet_20_Link">Les Charlots</text:a></text:p>
      <text:p text:style-name="Standard"><text:a xlink:type="simple" xlink:href="https://vk.com/audios354307058" text:style-name="Internet_20_link" text:visited-style-name="Visited_20_Internet_20_Link">Derrière chez moi</text:a> </text:p>
      <text:p text:style-name="Standard">2:30</text:p>
      <text:p text:style-name="Standard"><text:a xlink:type="simple" xlink:href="https://vk.com/audio?performer=1&amp;q=Dire%20Straits" text:style-name="Internet_20_link" text:visited-style-name="Visited_20_Internet_20_Link">Dire Straits</text:a></text:p>
      <text:p text:style-name="Standard"><text:a xlink:type="simple" xlink:href="https://vk.com/audios354307058" text:style-name="Internet_20_link" text:visited-style-name="Visited_20_Internet_20_Link">One World</text:a> </text:p>
      <text:p text:style-name="Standard">3:40</text:p>
      <text:p text:style-name="Standard"><text:a xlink:type="simple" xlink:href="https://vk.com/audio?performer=1&amp;q=Marilyn%20Monroe" text:style-name="Internet_20_link" text:visited-style-name="Visited_20_Internet_20_Link">Marilyn Monroe</text:a></text:p>
      <text:p text:style-name="Standard"><text:a xlink:type="simple" xlink:href="https://vk.com/audios354307058" text:style-name="Internet_20_link" text:visited-style-name="Visited_20_Internet_20_Link">River of No Return</text:a> </text:p>
      <text:p text:style-name="Standard">2:1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16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Piccolo ragazzo</text:a> </text:p>
      <text:p text:style-name="Standard">2:54</text:p>
      <text:p text:style-name="Standard"><text:a xlink:type="simple" xlink:href="https://vk.com/audio?performer=1&amp;q=UFO" text:style-name="Internet_20_link" text:visited-style-name="Visited_20_Internet_20_Link">UFO</text:a></text:p>
      <text:p text:style-name="Standard"><text:a xlink:type="simple" xlink:href="https://vk.com/audios354307058" text:style-name="Internet_20_link" text:visited-style-name="Visited_20_Internet_20_Link">Belladonna</text:a> </text:p>
      <text:p text:style-name="Standard">4:28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Pensiamoci ogni sera</text:a> </text:p>
      <text:p text:style-name="Standard">3:15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Lacrime e pioggia</text:a> </text:p>
      <text:p text:style-name="Standard">3:01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7</text:p>
      <text:p text:style-name="Standard"><text:a xlink:type="simple" xlink:href="https://vk.com/artist/joe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Dans les yeux d'Emilie</text:a> </text:p>
      <text:p text:style-name="Standard">3:44</text:p>
      <text:p text:style-name="Standard"><text:a xlink:type="simple" xlink:href="https://vk.com/audio?performer=1&amp;q=Joe%20Dassin" text:style-name="Internet_20_link" text:visited-style-name="Visited_20_Internet_20_Link">Joe Dassin</text:a></text:p>
      <text:p text:style-name="Standard"><text:a xlink:type="simple" xlink:href="https://vk.com/audios354307058" text:style-name="Internet_20_link" text:visited-style-name="Visited_20_Internet_20_Link">J`Ai Craque</text:a> </text:p>
      <text:p text:style-name="Standard">2:3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<text:soft-page-break/>3:04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14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1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2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4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7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5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0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3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3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2:06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15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9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1:55</text:p>
      <text:p text:style-name="Standard"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Il suonatore Jones</text:a> </text:p>
      <text:p text:style-name="Standard">4:25</text:p>
      <text:p text:style-name="Standard"><text:soft-page-break/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Un chimico</text:a> </text:p>
      <text:p text:style-name="Standard">3:01</text:p>
      <text:p text:style-name="Standard"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Un medico</text:a> </text:p>
      <text:p text:style-name="Standard">2:40</text:p>
      <text:p text:style-name="Standard"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Un malato di cuore</text:a> </text:p>
      <text:p text:style-name="Standard">3:52</text:p>
      <text:p text:style-name="Standard"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Un blasfemo</text:a> Dietro Ogni Blasfemo C'è Un Giardino Incantato </text:p>
      <text:p text:style-name="Standard">2:59</text:p>
      <text:p text:style-name="Standard"><draw:frame draw:style-name="fr2" draw:name="Image30" text:anchor-type="as-char" svg:width="0.847cm" svg:height="0.847cm" draw:z-index="29"><draw:image xlink:href="Pictures/100000000000012C0000012C52112D7739B507B6.jpg" xlink:type="simple" xlink:show="embed" xlink:actuate="onLoad" draw:mime-type="image/jpeg"/><svg:title>Un giudice</svg:title></draw:frame><text:s/></text:p>
      <text:p text:style-name="Standard"><text:a xlink:type="simple" xlink:href="https://vk.com/audio?performer=1&amp;q=Fabrizio%20De%20Andre" text:style-name="Internet_20_link" text:visited-style-name="Visited_20_Internet_20_Link">Fabrizio De Andre</text:a></text:p>
      <text:p text:style-name="Standard"><text:a xlink:type="simple" xlink:href="https://vk.com/audios354307058" text:style-name="Internet_20_link" text:visited-style-name="Visited_20_Internet_20_Link">Un giudice</text:a> </text:p>
      <text:p text:style-name="Standard">2:35</text:p>
      <text:p text:style-name="Standard"><text:a xlink:type="simple" xlink:href="https://vk.com/artist/2875262900303405040" text:style-name="Internet_20_link" text:visited-style-name="Visited_20_Internet_20_Link">Fabrizio De André</text:a></text:p>
      <text:p text:style-name="Standard"><text:a xlink:type="simple" xlink:href="https://vk.com/audios354307058" text:style-name="Internet_20_link" text:visited-style-name="Visited_20_Internet_20_Link">Un matto</text:a> Dietro Ogni Scemo C'è Un Villaggio </text:p>
      <text:p text:style-name="Standard">2:35</text:p>
      <text:p text:style-name="Standard"><text:a xlink:type="simple" xlink:href="https://vk.com/audio?performer=1&amp;q=Μαρινέλλα" text:style-name="Internet_20_link" text:visited-style-name="Visited_20_Internet_20_Link">Μαρινέλλα</text:a></text:p>
      <text:p text:style-name="Standard"><text:a xlink:type="simple" xlink:href="https://vk.com/audios354307058" text:style-name="Internet_20_link" text:visited-style-name="Visited_20_Internet_20_Link">Ο ταχυδρόμος πέθανε</text:a> </text:p>
      <text:p text:style-name="Standard">4:07</text:p>
      <text:p text:style-name="Standard"><text:a xlink:type="simple" xlink:href="https://vk.com/audio?performer=1&amp;q=Ну%20совершенно%20неизвестен" text:style-name="Internet_20_link" text:visited-style-name="Visited_20_Internet_20_Link">Ну совершенно неизвестен</text:a></text:p>
      <text:p text:style-name="Standard"><text:a xlink:type="simple" xlink:href="https://vk.com/audios354307058" text:style-name="Internet_20_link" text:visited-style-name="Visited_20_Internet_20_Link">Мотыльки</text:a> </text:p>
      <text:p text:style-name="Standard">3:35</text:p>
      <text:p text:style-name="Standard"><text:a xlink:type="simple" xlink:href="https://vk.com/audio?performer=1&amp;q=Father%20Frost" text:style-name="Internet_20_link" text:visited-style-name="Visited_20_Internet_20_Link">Father Frost</text:a></text:p>
      <text:p text:style-name="Standard"><text:a xlink:type="simple" xlink:href="https://vk.com/audios354307058" text:style-name="Internet_20_link" text:visited-style-name="Visited_20_Internet_20_Link">Meeting and passing (Russian)</text:a> </text:p>
      <text:p text:style-name="Standard">2:06</text:p>
      <text:p text:style-name="Standard"><text:a xlink:type="simple" xlink:href="https://vk.com/audio?performer=1&amp;q=Father%20Frost" text:style-name="Internet_20_link" text:visited-style-name="Visited_20_Internet_20_Link">Father Frost</text:a></text:p>
      <text:p text:style-name="Standard"><text:a xlink:type="simple" xlink:href="https://vk.com/audios354307058" text:style-name="Internet_20_link" text:visited-style-name="Visited_20_Internet_20_Link">Meeting and passing (English)</text:a> </text:p>
      <text:p text:style-name="Standard">2:08</text:p>
      <text:p text:style-name="Standard"><draw:frame draw:style-name="fr2" draw:name="Image31" text:anchor-type="as-char" svg:width="0.847cm" svg:height="0.847cm" draw:z-index="30"><draw:image xlink:href="Pictures/100000000000012C0000012CD546FCDBBB1F0A20.jpg" xlink:type="simple" xlink:show="embed" xlink:actuate="onLoad" draw:mime-type="image/jpeg"/><svg:title>Julijana</svg:title></draw:frame><text:s/>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-2001519365_44519365" text:style-name="Internet_20_link" text:visited-style-name="Visited_20_Internet_20_Link">Julijana</text:a> </text:p>
      <text:p text:style-name="Standard">2:26</text:p>
      <text:p text:style-name="Standard"><draw:frame draw:style-name="fr2" draw:name="Image32" text:anchor-type="as-char" svg:width="0.847cm" svg:height="0.847cm" draw:z-index="31"><draw:image xlink:href="Pictures/100000000000012C0000012C55233219601C26D2.jpg" xlink:type="simple" xlink:show="embed" xlink:actuate="onLoad" draw:mime-type="image/jpeg"/><svg:title>Marko Polo</svg:title></draw:frame><text:s/>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-2001367196_145367196" text:style-name="Internet_20_link" text:visited-style-name="Visited_20_Internet_20_Link">Marko Polo</text:a> </text:p>
      <text:p text:style-name="Standard">1:59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s354307058" text:style-name="Internet_20_link" text:visited-style-name="Visited_20_Internet_20_Link">Mene nema ko da zali</text:a> </text:p>
      <text:p text:style-name="Standard">3:04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s354307058" text:style-name="Internet_20_link" text:visited-style-name="Visited_20_Internet_20_Link">Mi odosmo</text:a> </text:p>
      <text:p text:style-name="Standard">2:10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s354307058" text:style-name="Internet_20_link" text:visited-style-name="Visited_20_Internet_20_Link">Ljubav je kao san</text:a> </text:p>
      <text:p text:style-name="Standard">3:45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s354307058" text:style-name="Internet_20_link" text:visited-style-name="Visited_20_Internet_20_Link">Svirajte svirajte</text:a> </text:p>
      <text:p text:style-name="Standard"><text:soft-page-break/>2:58</text:p>
      <text:p text:style-name="Standard"><text:a xlink:type="simple" xlink:href="https://vk.com/audio?performer=1&amp;q=Djordje%20Marjanovic" text:style-name="Internet_20_link" text:visited-style-name="Visited_20_Internet_20_Link">Djordje Marjanovic</text:a></text:p>
      <text:p text:style-name="Standard"><text:a xlink:type="simple" xlink:href="https://vk.com/audios354307058" text:style-name="Internet_20_link" text:visited-style-name="Visited_20_Internet_20_Link">Horizont se sav crveni</text:a> </text:p>
      <text:p text:style-name="Standard">4:22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Te recuerdo, Amanda</text:a> </text:p>
      <text:p text:style-name="Standard">2:49</text:p>
      <text:p text:style-name="Standard"><text:a xlink:type="simple" xlink:href="https://vk.com/audio?performer=1&amp;q=Satchmo" text:style-name="Internet_20_link" text:visited-style-name="Visited_20_Internet_20_Link">Satchmo</text:a></text:p>
      <text:p text:style-name="Standard"><text:a xlink:type="simple" xlink:href="https://vk.com/audios354307058" text:style-name="Internet_20_link" text:visited-style-name="Visited_20_Internet_20_Link">St.James Infirmary</text:a> </text:p>
      <text:p text:style-name="Standard">4:56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Cuando voy al trabajo</text:a> </text:p>
      <text:p text:style-name="Standard">3:45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cigarrito</text:a> </text:p>
      <text:p text:style-name="Standard">2:41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Que saco rogar al cielo</text:a> </text:p>
      <text:p text:style-name="Standard">3:0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carretero</text:a> </text:p>
      <text:p text:style-name="Standard">3:54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niño yuntero</text:a> </text:p>
      <text:p text:style-name="Standard">3:45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Herminda de la victoria</text:a> </text:p>
      <text:p text:style-name="Standard">3:5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Siete rejas</text:a> </text:p>
      <text:p text:style-name="Standard">2:23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Ni chicha ni limoná</text:a> </text:p>
      <text:p text:style-name="Standard">4:40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Poema 15</text:a> </text:p>
      <text:p text:style-name="Standard">3:3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Te recuerdo Amanda</text:a> </text:p>
      <text:p text:style-name="Standard">3:29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Vamos por ancho camino</text:a> </text:p>
      <text:p text:style-name="Standard">3:18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Venian del desierto</text:a> </text:p>
      <text:p text:style-name="Standard">2:58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Canción de cuna para un niño vago</text:a> </text:p>
      <text:p text:style-name="Standard">3:41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Cancion del àrbol del olvido</text:a> </text:p>
      <text:p text:style-name="Standard">2:53</text:p>
      <text:p text:style-name="Standard"><text:soft-page-break/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Despedimento del angelito</text:a> </text:p>
      <text:p text:style-name="Standard">3:36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amor es un camino que de repente aparece</text:a> </text:p>
      <text:p text:style-name="Standard">2:2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lazo</text:a> </text:p>
      <text:p text:style-name="Standard">3:54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n algun lugar del puerto</text:a> </text:p>
      <text:p text:style-name="Standard">4:18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La pala</text:a> </text:p>
      <text:p text:style-name="Standard">3:3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Solo</text:a> </text:p>
      <text:p text:style-name="Standard">3:16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aparecido</text:a> </text:p>
      <text:p text:style-name="Standard">3:09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Vientos del pueblo</text:a> </text:p>
      <text:p text:style-name="Standard">2:2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No puedes volver atrás</text:a> </text:p>
      <text:p text:style-name="Standard">2:56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pimiento</text:a> </text:p>
      <text:p text:style-name="Standard">3:5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Luchin</text:a> </text:p>
      <text:p text:style-name="Standard">3:03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s354307058" text:style-name="Internet_20_link" text:visited-style-name="Visited_20_Internet_20_Link">Без названия</text:a> </text:p>
      <text:p text:style-name="Standard">3:03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Deja la vida volar</text:a> </text:p>
      <text:p text:style-name="Standard">3:27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El arado</text:a> </text:p>
      <text:p text:style-name="Standard">3:34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Paloma quiero contarte</text:a> </text:p>
      <text:p text:style-name="Standard">3:04</text:p>
      <text:p text:style-name="Standard"><text:a xlink:type="simple" xlink:href="https://vk.com/audio?performer=1&amp;q=Victor%20Jara" text:style-name="Internet_20_link" text:visited-style-name="Visited_20_Internet_20_Link">Victor Jara</text:a></text:p>
      <text:p text:style-name="Standard"><text:a xlink:type="simple" xlink:href="https://vk.com/audios354307058" text:style-name="Internet_20_link" text:visited-style-name="Visited_20_Internet_20_Link">Plegaria a un labrador</text:a> </text:p>
      <text:p text:style-name="Standard">3:14</text:p>
      <text:p text:style-name="Standard"><text:a xlink:type="simple" xlink:href="https://vk.com/audio?performer=1&amp;q=Les%20Paul%20%26%20Mary%20Ford%20%28вініл1955%29" text:style-name="Internet_20_link" text:visited-style-name="Visited_20_Internet_20_Link">Les Paul &amp; Mary Ford (вініл1955)</text:a></text:p>
      <text:p text:style-name="Standard"><text:a xlink:type="simple" xlink:href="https://vk.com/audios354307058" text:style-name="Internet_20_link" text:visited-style-name="Visited_20_Internet_20_Link">Караван</text:a> </text:p>
      <text:p text:style-name="Standard">1:57</text:p>
      <text:p text:style-name="Standard"><text:a xlink:type="simple" xlink:href="https://vk.com/audio?performer=1&amp;q=Les%20Paul%20%26%20Friends" text:style-name="Internet_20_link" text:visited-style-name="Visited_20_Internet_20_Link">Les Paul &amp; Friends</text:a></text:p>
      <text:p text:style-name="Standard"><text:soft-page-break/><text:a xlink:type="simple" xlink:href="https://vk.com/audios354307058" text:style-name="Internet_20_link" text:visited-style-name="Visited_20_Internet_20_Link">Caravan</text:a> </text:p>
      <text:p text:style-name="Standard">2:10</text:p>
      <text:p text:style-name="Standard"><text:a xlink:type="simple" xlink:href="https://vk.com/audio?performer=1&amp;q=Chet%20Atkins%20And%20Les%20Paul" text:style-name="Internet_20_link" text:visited-style-name="Visited_20_Internet_20_Link">Chet Atkins And Les Paul</text:a></text:p>
      <text:p text:style-name="Standard"><text:a xlink:type="simple" xlink:href="https://vk.com/audios354307058" text:style-name="Internet_20_link" text:visited-style-name="Visited_20_Internet_20_Link">Caravan</text:a> </text:p>
      <text:p text:style-name="Standard">3:21</text:p>
      <text:p text:style-name="Standard"><text:a xlink:type="simple" xlink:href="https://vk.com/audio?performer=1&amp;q=Les%20Paul" text:style-name="Internet_20_link" text:visited-style-name="Visited_20_Internet_20_Link">Les Paul</text:a></text:p>
      <text:p text:style-name="Standard"><text:a xlink:type="simple" xlink:href="https://vk.com/audios354307058" text:style-name="Internet_20_link" text:visited-style-name="Visited_20_Internet_20_Link">Caravan</text:a> </text:p>
      <text:p text:style-name="Standard">2:56</text:p>
      <text:p text:style-name="Standard"><text:a xlink:type="simple" xlink:href="https://vk.com/audio?performer=1&amp;q=Les%20Paul%20%26%20Mary%20Ford" text:style-name="Internet_20_link" text:visited-style-name="Visited_20_Internet_20_Link">Les Paul &amp; Mary Ford</text:a></text:p>
      <text:p text:style-name="Standard"><text:a xlink:type="simple" xlink:href="https://vk.com/audios354307058" text:style-name="Internet_20_link" text:visited-style-name="Visited_20_Internet_20_Link">Tennessee Waltz (Remastered 2017)</text:a> </text:p>
      <text:p text:style-name="Standard">3:07</text:p>
      <text:p text:style-name="Standard"><text:a xlink:type="simple" xlink:href="https://vk.com/audio?performer=1&amp;q=Georges%20Moustaki" text:style-name="Internet_20_link" text:visited-style-name="Visited_20_Internet_20_Link">Georges Moustaki</text:a></text:p>
      <text:p text:style-name="Standard"><text:a xlink:type="simple" xlink:href="https://vk.com/audios354307058" text:style-name="Internet_20_link" text:visited-style-name="Visited_20_Internet_20_Link">Gaspard</text:a> </text:p>
      <text:p text:style-name="Standard">2:50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Mon Coeur Est Fou</text:a> </text:p>
      <text:p text:style-name="Standard">2:33</text:p>
      <text:p text:style-name="Standard"><text:a xlink:type="simple" xlink:href="https://vk.com/audio?performer=1&amp;q=Dalida" text:style-name="Internet_20_link" text:visited-style-name="Visited_20_Internet_20_Link">Dalida</text:a></text:p>
      <text:p text:style-name="Standard"><text:a xlink:type="simple" xlink:href="https://vk.com/audios354307058" text:style-name="Internet_20_link" text:visited-style-name="Visited_20_Internet_20_Link">Cuore Matto</text:a> </text:p>
      <text:p text:style-name="Standard">2:37</text:p>
      <text:p text:style-name="Standard"><text:a xlink:type="simple" xlink:href="https://vk.com/audio?performer=1&amp;q=ორერა" text:style-name="Internet_20_link" text:visited-style-name="Visited_20_Internet_20_Link">ორერა</text:a></text:p>
      <text:p text:style-name="Standard"><text:a xlink:type="simple" xlink:href="https://vk.com/audios354307058" text:style-name="Internet_20_link" text:visited-style-name="Visited_20_Internet_20_Link">Сън сънувах</text:a> </text:p>
      <text:p text:style-name="Standard">2:41</text:p>
      <text:p text:style-name="Standard"><text:a xlink:type="simple" xlink:href="https://vk.com/audio?performer=1&amp;q=Семов%2FНиколова" text:style-name="Internet_20_link" text:visited-style-name="Visited_20_Internet_20_Link">Семов/Николова</text:a></text:p>
      <text:p text:style-name="Standard"><text:a xlink:type="simple" xlink:href="https://vk.com/audios354307058" text:style-name="Internet_20_link" text:visited-style-name="Visited_20_Internet_20_Link">Сън сънувах</text:a> </text:p>
      <text:p text:style-name="Standard">4:15</text:p>
      <text:p text:style-name="Standard"><text:a xlink:type="simple" xlink:href="https://vk.com/audio?performer=1&amp;q=ორერა" text:style-name="Internet_20_link" text:visited-style-name="Visited_20_Internet_20_Link">ორერა</text:a></text:p>
      <text:p text:style-name="Standard"><text:a xlink:type="simple" xlink:href="https://vk.com/audios354307058" text:style-name="Internet_20_link" text:visited-style-name="Visited_20_Internet_20_Link">Sarhoşum ben</text:a> </text:p>
      <text:p text:style-name="Standard">3:14</text:p>
      <text:p text:style-name="Standard"><draw:frame draw:style-name="fr2" draw:name="Image33" text:anchor-type="as-char" svg:width="0.847cm" svg:height="0.847cm" draw:z-index="32"><draw:image xlink:href="Pictures/100000000000012C0000012C19E04D4664893F54.jpg" xlink:type="simple" xlink:show="embed" xlink:actuate="onLoad" draw:mime-type="image/jpeg"/><svg:title>Как по Волге-матушке</svg:title></draw:frame><text:s/></text:p>
      <text:p text:style-name="Standard"><text:a xlink:type="simple" xlink:href="https://vk.com/audio?performer=1&amp;q=Марина%20Влади" text:style-name="Internet_20_link" text:visited-style-name="Visited_20_Internet_20_Link">Марина Влади</text:a></text:p>
      <text:p text:style-name="Standard"><text:a xlink:type="simple" xlink:href="https://vk.com/audio-2001006630_60006630" text:style-name="Internet_20_link" text:visited-style-name="Visited_20_Internet_20_Link">Как по Волге-матушке</text:a> </text:p>
      <text:p text:style-name="Standard">3:38</text:p>
      <text:p text:style-name="Standard"><draw:frame draw:style-name="fr2" draw:name="Image34" text:anchor-type="as-char" svg:width="0.847cm" svg:height="0.847cm" draw:z-index="33"><draw:image xlink:href="Pictures/100000000000012C0000012C19E04D4664893F54.jpg" xlink:type="simple" xlink:show="embed" xlink:actuate="onLoad" draw:mime-type="image/jpeg"/><svg:title>Так случилось, мужчины ушли </svg:title></draw:frame><text:s/></text:p>
      <text:p text:style-name="Standard"><text:a xlink:type="simple" xlink:href="https://vk.com/audio?performer=1&amp;q=Марина%20Влади" text:style-name="Internet_20_link" text:visited-style-name="Visited_20_Internet_20_Link">Марина Влади</text:a></text:p>
      <text:p text:style-name="Standard"><text:a xlink:type="simple" xlink:href="https://vk.com/audio-2001006627_60006627" text:style-name="Internet_20_link" text:visited-style-name="Visited_20_Internet_20_Link">Так случилось, мужчины ушли </text:a></text:p>
      <text:p text:style-name="Standard">3:30</text:p>
      <text:p text:style-name="Standard"><draw:frame draw:style-name="fr2" draw:name="Image35" text:anchor-type="as-char" svg:width="0.847cm" svg:height="0.847cm" draw:z-index="34"><draw:image xlink:href="Pictures/100000000000012C0000012C19E04D4664893F54.jpg" xlink:type="simple" xlink:show="embed" xlink:actuate="onLoad" draw:mime-type="image/jpeg"/><svg:title>Марьюшка</svg:title></draw:frame><text:s/></text:p>
      <text:p text:style-name="Standard"><text:a xlink:type="simple" xlink:href="https://vk.com/audio?performer=1&amp;q=Марина%20Влади" text:style-name="Internet_20_link" text:visited-style-name="Visited_20_Internet_20_Link">Марина Влади</text:a></text:p>
      <text:p text:style-name="Standard"><text:a xlink:type="simple" xlink:href="https://vk.com/audio-2001006615_60006615" text:style-name="Internet_20_link" text:visited-style-name="Visited_20_Internet_20_Link">Марьюшка</text:a> </text:p>
      <text:p text:style-name="Standard">3:53</text:p>
      <text:p text:style-name="Standard"><draw:frame draw:style-name="fr2" draw:name="Image36" text:anchor-type="as-char" svg:width="0.847cm" svg:height="0.847cm" draw:z-index="35"><draw:image xlink:href="Pictures/100000000000012C0000012C19E04D4664893F54.jpg" xlink:type="simple" xlink:show="embed" xlink:actuate="onLoad" draw:mime-type="image/jpeg"/><svg:title>Я несла свою беду</svg:title></draw:frame><text:s/></text:p>
      <text:p text:style-name="Standard"><text:a xlink:type="simple" xlink:href="https://vk.com/audio?performer=1&amp;q=Марина%20Влади" text:style-name="Internet_20_link" text:visited-style-name="Visited_20_Internet_20_Link">Марина Влади</text:a></text:p>
      <text:p text:style-name="Standard"><text:a xlink:type="simple" xlink:href="https://vk.com/audio-2001006626_60006626" text:style-name="Internet_20_link" text:visited-style-name="Visited_20_Internet_20_Link">Я несла свою беду</text:a> </text:p>
      <text:p text:style-name="Standard">2:54</text:p>
      <text:p text:style-name="Standard"><draw:frame draw:style-name="fr2" draw:name="Image37" text:anchor-type="as-char" svg:width="0.847cm" svg:height="0.847cm" draw:z-index="36"><draw:image xlink:href="Pictures/100000000000012C0000012C19E04D4664893F54.jpg" xlink:type="simple" xlink:show="embed" xlink:actuate="onLoad" draw:mime-type="image/jpeg"/><svg:title>Так дымно</svg:title></draw:frame><text:s/></text:p>
      <text:p text:style-name="Standard"><text:a xlink:type="simple" xlink:href="https://vk.com/audio?performer=1&amp;q=Марина%20Влади" text:style-name="Internet_20_link" text:visited-style-name="Visited_20_Internet_20_Link">Марина Влади</text:a></text:p>
      <text:p text:style-name="Standard"><text:a xlink:type="simple" xlink:href="https://vk.com/audio-2001006620_60006620" text:style-name="Internet_20_link" text:visited-style-name="Visited_20_Internet_20_Link">Так дымно</text:a> </text:p>
      <text:p text:style-name="Standard"><text:soft-page-break/>1:21</text:p>
      <text:p text:style-name="Standard"><draw:frame draw:style-name="fr2" draw:name="Image38" text:anchor-type="as-char" svg:width="0.847cm" svg:height="0.847cm" draw:z-index="37"><draw:image xlink:href="Pictures/100000000000012C0000012C19E04D4664893F54.jpg" xlink:type="simple" xlink:show="embed" xlink:actuate="onLoad" draw:mime-type="image/jpeg"/><svg:title>О двух красивых автомобилях.</svg:title></draw:frame><text:s/></text:p>
      <text:p text:style-name="Standard"><text:a xlink:type="simple" xlink:href="https://vk.com/audio?performer=1&amp;q=Марина%20Влади." text:style-name="Internet_20_link" text:visited-style-name="Visited_20_Internet_20_Link">Марина Влади.</text:a></text:p>
      <text:p text:style-name="Standard"><text:a xlink:type="simple" xlink:href="https://vk.com/audio-2001006614_60006614" text:style-name="Internet_20_link" text:visited-style-name="Visited_20_Internet_20_Link">О двух красивых автомобилях.</text:a> </text:p>
      <text:p text:style-name="Standard">2:41</text:p>
      <text:p text:style-name="Standard"><draw:frame draw:style-name="fr2" draw:name="Image39" text:anchor-type="as-char" svg:width="0.847cm" svg:height="0.847cm" draw:z-index="38"><draw:image xlink:href="Pictures/100000000000012C0000012C19E04D4664893F54.jpg" xlink:type="simple" xlink:show="embed" xlink:actuate="onLoad" draw:mime-type="image/jpeg"/><svg:title>Без названия</svg:title></draw:frame><text:s/>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-2001006615_60006615" text:style-name="Internet_20_link" text:visited-style-name="Visited_20_Internet_20_Link">Без названия</text:a> </text:p>
      <text:p text:style-name="Standard">3:56</text:p>
      <text:p text:style-name="Standard"><text:a xlink:type="simple" xlink:href="https://vk.com/audio?performer=1&amp;q=Paul%20Mauriat" text:style-name="Internet_20_link" text:visited-style-name="Visited_20_Internet_20_Link">Paul Mauriat</text:a></text:p>
      <text:p text:style-name="Standard"><text:a xlink:type="simple" xlink:href="https://vk.com/audios354307058" text:style-name="Internet_20_link" text:visited-style-name="Visited_20_Internet_20_Link">Ma Maison Et La Riviere</text:a> </text:p>
      <text:p text:style-name="Standard">2:59</text:p>
      <text:p text:style-name="Standard"><text:a xlink:type="simple" xlink:href="https://vk.com/audio?performer=1&amp;q=Михаил%20Анчаров" text:style-name="Internet_20_link" text:visited-style-name="Visited_20_Internet_20_Link">Михаил Анчаров</text:a></text:p>
      <text:p text:style-name="Standard"><text:a xlink:type="simple" xlink:href="https://vk.com/audios354307058" text:style-name="Internet_20_link" text:visited-style-name="Visited_20_Internet_20_Link">Зерцало вод</text:a> </text:p>
      <text:p text:style-name="Standard">2:12</text:p>
      <text:p text:style-name="Standard"><text:a xlink:type="simple" xlink:href="https://vk.com/audio?performer=1&amp;q=Михаил%20Анчаров" text:style-name="Internet_20_link" text:visited-style-name="Visited_20_Internet_20_Link">Михаил Анчаров</text:a></text:p>
      <text:p text:style-name="Standard"><text:a xlink:type="simple" xlink:href="https://vk.com/audios354307058" text:style-name="Internet_20_link" text:visited-style-name="Visited_20_Internet_20_Link">Куранты</text:a> </text:p>
      <text:p text:style-name="Standard">1:51</text:p>
      <text:p text:style-name="Standard"><text:a xlink:type="simple" xlink:href="https://vk.com/audio?performer=1&amp;q=Михаил%20Анчаров" text:style-name="Internet_20_link" text:visited-style-name="Visited_20_Internet_20_Link">Михаил Анчаров</text:a></text:p>
      <text:p text:style-name="Standard"><text:a xlink:type="simple" xlink:href="https://vk.com/audios354307058" text:style-name="Internet_20_link" text:visited-style-name="Visited_20_Internet_20_Link">Песня об Истине</text:a> </text:p>
      <text:p text:style-name="Standard">1:53</text:p>
      <text:p text:style-name="Standard"><text:a xlink:type="simple" xlink:href="https://vk.com/audio?performer=1&amp;q=Эдди%20Кэлверт" text:style-name="Internet_20_link" text:visited-style-name="Visited_20_Internet_20_Link">Эдди Кэлверт</text:a></text:p>
      <text:p text:style-name="Standard"><text:a xlink:type="simple" xlink:href="https://vk.com/audios354307058" text:style-name="Internet_20_link" text:visited-style-name="Visited_20_Internet_20_Link">04 - Одиночество</text:a> </text:p>
      <text:p text:style-name="Standard">3:29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If you wanna see me again</text:a> </text:p>
      <text:p text:style-name="Standard">3:23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Mistral</text:a> </text:p>
      <text:p text:style-name="Standard">2:57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My love</text:a> </text:p>
      <text:p text:style-name="Standard">4:20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Nostalgia</text:a> </text:p>
      <text:p text:style-name="Standard">2:37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Oh mein papa</text:a> </text:p>
      <text:p text:style-name="Standard">2:52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Loneliness</text:a> </text:p>
      <text:p text:style-name="Standard">3:29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Rock me on the rainbow</text:a> </text:p>
      <text:p text:style-name="Standard">3:23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Please love surrender</text:a> </text:p>
      <text:p text:style-name="Standard">3:06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Cherry pink and apple blossom white</text:a> </text:p>
      <text:p text:style-name="Standard"><text:soft-page-break/>2:06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Sausalito</text:a> </text:p>
      <text:p text:style-name="Standard">4:34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Tulips from Amsterdam</text:a> </text:p>
      <text:p text:style-name="Standard">3:17</text:p>
      <text:p text:style-name="Standard"><text:a xlink:type="simple" xlink:href="https://vk.com/audio?performer=1&amp;q=Eddie%20Calvert" text:style-name="Internet_20_link" text:visited-style-name="Visited_20_Internet_20_Link">Eddie Calvert</text:a></text:p>
      <text:p text:style-name="Standard"><text:a xlink:type="simple" xlink:href="https://vk.com/audios354307058" text:style-name="Internet_20_link" text:visited-style-name="Visited_20_Internet_20_Link">Zambezi</text:a> </text:p>
      <text:p text:style-name="Standard">2:05</text:p>
      <text:p text:style-name="Standard"><text:a xlink:type="simple" xlink:href="https://vk.com/audio?performer=1&amp;q=Bajaga%20i%20intructori" text:style-name="Internet_20_link" text:visited-style-name="Visited_20_Internet_20_Link">Bajaga i intructori</text:a></text:p>
      <text:p text:style-name="Standard"><text:a xlink:type="simple" xlink:href="https://vk.com/audios354307058" text:style-name="Internet_20_link" text:visited-style-name="Visited_20_Internet_20_Link">Godine prolaze</text:a> </text:p>
      <text:p text:style-name="Standard">3:51</text:p>
      <text:p text:style-name="Standard"><text:a xlink:type="simple" xlink:href="https://vk.com/audio?performer=1&amp;q=Bajaga%20i%20Instruktori%20" text:style-name="Internet_20_link" text:visited-style-name="Visited_20_Internet_20_Link">Bajaga i Instruktori </text:a></text:p>
      <text:p text:style-name="Standard"><text:a xlink:type="simple" xlink:href="https://vk.com/audios354307058" text:style-name="Internet_20_link" text:visited-style-name="Visited_20_Internet_20_Link">Ruski voz</text:a> </text:p>
      <text:p text:style-name="Standard">4:14</text:p>
      <text:p text:style-name="Standard"><text:a xlink:type="simple" xlink:href="https://vk.com/audio?performer=1&amp;q=Bajaga%20i%20Instruktori%20" text:style-name="Internet_20_link" text:visited-style-name="Visited_20_Internet_20_Link">Bajaga i Instruktori </text:a></text:p>
      <text:p text:style-name="Standard"><text:a xlink:type="simple" xlink:href="https://vk.com/audios354307058" text:style-name="Internet_20_link" text:visited-style-name="Visited_20_Internet_20_Link">Vesela pesma</text:a> </text:p>
      <text:p text:style-name="Standard">3:37</text:p>
      <text:p text:style-name="Standard"><text:a xlink:type="simple" xlink:href="https://vk.com/audio?performer=1&amp;q=Bajaga%20i%20Instruktori" text:style-name="Internet_20_link" text:visited-style-name="Visited_20_Internet_20_Link">Bajaga i Instruktori</text:a></text:p>
      <text:p text:style-name="Standard"><text:a xlink:type="simple" xlink:href="https://vk.com/audios354307058" text:style-name="Internet_20_link" text:visited-style-name="Visited_20_Internet_20_Link">Daljina, dim i prašina</text:a> </text:p>
      <text:p text:style-name="Standard">3:30</text:p>
      <text:p text:style-name="Standard"><text:a xlink:type="simple" xlink:href="https://vk.com/audio?performer=1&amp;q=Bajaga%20i%20instructori" text:style-name="Internet_20_link" text:visited-style-name="Visited_20_Internet_20_Link">Bajaga i instructori</text:a></text:p>
      <text:p text:style-name="Standard"><text:a xlink:type="simple" xlink:href="https://vk.com/audios354307058" text:style-name="Internet_20_link" text:visited-style-name="Visited_20_Internet_20_Link">Suza</text:a> </text:p>
      <text:p text:style-name="Standard">3:37</text:p>
      <text:p text:style-name="Standard"><text:a xlink:type="simple" xlink:href="https://vk.com/audio?performer=1&amp;q=Bajaga%20i%20instructori" text:style-name="Internet_20_link" text:visited-style-name="Visited_20_Internet_20_Link">Bajaga i instructori</text:a></text:p>
      <text:p text:style-name="Standard"><text:a xlink:type="simple" xlink:href="https://vk.com/audios354307058" text:style-name="Internet_20_link" text:visited-style-name="Visited_20_Internet_20_Link">Dobro jutro</text:a> </text:p>
      <text:p text:style-name="Standard">3:32</text:p>
      <text:p text:style-name="Standard"><text:a xlink:type="simple" xlink:href="https://vk.com/audio?performer=1&amp;q=Bajaga%20i%20instructori" text:style-name="Internet_20_link" text:visited-style-name="Visited_20_Internet_20_Link">Bajaga i instructori</text:a></text:p>
      <text:p text:style-name="Standard"><text:a xlink:type="simple" xlink:href="https://vk.com/audios354307058" text:style-name="Internet_20_link" text:visited-style-name="Visited_20_Internet_20_Link">Mala uska haljina</text:a> </text:p>
      <text:p text:style-name="Standard">3:43</text:p>
      <text:p text:style-name="Standard"><text:a xlink:type="simple" xlink:href="https://vk.com/audio?performer=1&amp;q=Bajaga%20i%20instructori" text:style-name="Internet_20_link" text:visited-style-name="Visited_20_Internet_20_Link">Bajaga i instructori</text:a></text:p>
      <text:p text:style-name="Standard"><text:a xlink:type="simple" xlink:href="https://vk.com/audios354307058" text:style-name="Internet_20_link" text:visited-style-name="Visited_20_Internet_20_Link">Verujem ne verujem</text:a> </text:p>
      <text:p text:style-name="Standard">3:23</text:p>
      <text:p text:style-name="Standard"><text:a xlink:type="simple" xlink:href="https://vk.com/audio?performer=1&amp;q=Sława%20Przybylska" text:style-name="Internet_20_link" text:visited-style-name="Visited_20_Internet_20_Link">Sława Przybylska</text:a></text:p>
      <text:p text:style-name="Standard"><text:a xlink:type="simple" xlink:href="https://vk.com/audios354307058" text:style-name="Internet_20_link" text:visited-style-name="Visited_20_Internet_20_Link">Wspomnij mnie</text:a> </text:p>
      <text:p text:style-name="Standard">3:33</text:p>
      <text:p text:style-name="Standard"><text:a xlink:type="simple" xlink:href="https://vk.com/audio?performer=1&amp;q=Sława%20Przybylska" text:style-name="Internet_20_link" text:visited-style-name="Visited_20_Internet_20_Link">Sława Przybylska</text:a></text:p>
      <text:p text:style-name="Standard"><text:a xlink:type="simple" xlink:href="https://vk.com/audios354307058" text:style-name="Internet_20_link" text:visited-style-name="Visited_20_Internet_20_Link">Już nigdy</text:a> </text:p>
      <text:p text:style-name="Standard">3:34</text:p>
      <text:p text:style-name="Standard"><draw:frame draw:style-name="fr2" draw:name="Image40" text:anchor-type="as-char" svg:width="0.847cm" svg:height="0.847cm" draw:z-index="39"><draw:image xlink:href="Pictures/100000000000012C0000012CBB78D26AEE62B891.jpg" xlink:type="simple" xlink:show="embed" xlink:actuate="onLoad" draw:mime-type="image/jpeg"/><svg:title>Без названия</svg:title></draw:frame><text:s/>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-2001032016_50032016" text:style-name="Internet_20_link" text:visited-style-name="Visited_20_Internet_20_Link">Без названия</text:a> </text:p>
      <text:p text:style-name="Standard">2:19</text:p>
      <text:p text:style-name="Standard"><draw:frame draw:style-name="fr2" draw:name="Image41" text:anchor-type="as-char" svg:width="0.847cm" svg:height="0.847cm" draw:z-index="40"><draw:image xlink:href="Pictures/100000000000012C0000012C05888055CE8602F7.jpg" xlink:type="simple" xlink:show="embed" xlink:actuate="onLoad" draw:mime-type="image/jpeg"/><svg:title>Без названия</svg:title></draw:frame><text:s/></text:p>
      <text:p text:style-name="Standard"><text:a xlink:type="simple" xlink:href="https://vk.com/audio?performer=1&amp;q=Неизвестен" text:style-name="Internet_20_link" text:visited-style-name="Visited_20_Internet_20_Link">Неизвестен</text:a></text:p>
      <text:p text:style-name="Standard"><text:a xlink:type="simple" xlink:href="https://vk.com/audio-2001553621_10553621" text:style-name="Internet_20_link" text:visited-style-name="Visited_20_Internet_20_Link">Без названия</text:a> </text:p>
      <text:p text:style-name="Standard">2:36</text:p>
      <text:p text:style-name="Standard"><text:a xlink:type="simple" xlink:href="https://vk.com/audio?performer=1&amp;q=Вера%20Матвеева" text:style-name="Internet_20_link" text:visited-style-name="Visited_20_Internet_20_Link">Вера Матвеева</text:a></text:p>
      <text:p text:style-name="Standard"><text:a xlink:type="simple" xlink:href="https://vk.com/audios354307058" text:style-name="Internet_20_link" text:visited-style-name="Visited_20_Internet_20_Link">Я ушла гулять по городу</text:a> 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34:11.658656811</meta:creation-date>
    <dc:date>2025-12-15T16:55:28.699016345</dc:date>
    <meta:editing-duration>PT11M7S</meta:editing-duration>
    <meta:editing-cycles>1</meta:editing-cycles>
    <meta:document-statistic meta:table-count="0" meta:image-count="53" meta:object-count="0" meta:page-count="23" meta:paragraph-count="1097" meta:word-count="1972" meta:character-count="11557" meta:non-whitespace-character-count="10211"/>
    <meta:generator>LibreOffice/7.3.7.2$Linux_X86_64 LibreOffice_project/30$Build-2</meta:generator>
  </office:meta>
</office:document-meta>
</file>